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Mathematica1Mono" svg:font-family="Mathematica1Mon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8208in" table:align="center" style:shadow="none"/>
    </style:style>
    <style:style style:name="Table3.A" style:family="table-column">
      <style:table-column-properties style:column-width="0.7479in"/>
    </style:style>
    <style:style style:name="Table3.B" style:family="table-column">
      <style:table-column-properties style:column-width="3.0021in"/>
    </style:style>
    <style:style style:name="Table3.C" style:family="table-column">
      <style:table-column-properties style:column-width="3.0708in"/>
    </style:style>
    <style:style style:name="Table3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3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3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3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3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3.B3" style:family="table-cell">
      <style:table-cell-properties style:vertical-align="middle" fo:padding="0.0382in" fo:border-left="0.05pt solid #c0c0c0" fo:border-right="none" fo:border-top="none" fo:border-bottom="0.05pt solid #333333"/>
    </style:style>
    <style:style style:name="Table3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Table1" style:family="table">
      <style:table-properties style:width="6.8208in" table:align="center" style:shadow="none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3.0021in"/>
    </style:style>
    <style:style style:name="Table1.C" style:family="table-column">
      <style:table-column-properties style:column-width="3.0708in"/>
    </style:style>
    <style:style style:name="Table1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.C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background-color="#f7fbfd" fo:padding="0.0382in" fo:border-left="0.05pt solid #333333" fo:border-right="none" fo:border-top="none" fo:border-bottom="0.05pt solid #c0c0c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0.05pt solid #c0c0c0" fo:border-right="none" fo:border-top="none" fo:border-bottom="0.05pt solid #c0c0c0">
        <style:background-image/>
      </style:table-cell-properties>
    </style:style>
    <style:style style:name="Table1.C2" style:family="table-cell">
      <style:table-cell-properties style:vertical-align="middle" fo:background-color="#ffffff" fo:padding="0.0382in" fo:border-left="0.05pt solid #c0c0c0" fo:border-right="0.05pt solid #333333" fo:border-top="none" fo:border-bottom="0.05pt solid #c0c0c0">
        <style:background-image/>
      </style:table-cell-properties>
    </style:style>
    <style:style style:name="Table1.A3" style:family="table-cell">
      <style:table-cell-properties style:vertical-align="middle" fo:background-color="#f7fbfd" fo:padding="0.0382in" fo:border-left="0.05pt solid #333333" fo:border-right="none" fo:border-top="none" fo:border-bottom="0.05pt solid #333333">
        <style:background-image/>
      </style:table-cell-properties>
    </style:style>
    <style:style style:name="Table1.B3" style:family="table-cell">
      <style:table-cell-properties style:vertical-align="middle" fo:background-color="#ffffff" fo:padding="0.0382in" fo:border-left="0.05pt solid #c0c0c0" fo:border-right="none" fo:border-top="none" fo:border-bottom="0.05pt solid #333333">
        <style:background-image/>
      </style:table-cell-properties>
    </style:style>
    <style:style style:name="Table1.C3" style:family="table-cell">
      <style:table-cell-properties style:vertical-align="middle" fo:background-color="#ffffff" fo:padding="0.0382in" fo:border-left="0.05pt solid #c0c0c0" fo:border-right="0.05pt solid #333333" fo:border-top="none" fo:border-bottom="0.0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8348a" officeooo:paragraph-rsid="00710a65"/>
    </style:style>
    <style:style style:name="P2" style:family="paragraph" style:parent-style-name="Standard">
      <style:paragraph-properties fo:text-align="center" style:justify-single-word="false"/>
      <style:text-properties officeooo:rsid="0008348a" officeooo:paragraph-rsid="00843ca6"/>
    </style:style>
    <style:style style:name="P3" style:family="paragraph" style:parent-style-name="Standard">
      <style:paragraph-properties fo:text-align="center" style:justify-single-word="false"/>
      <style:text-properties officeooo:rsid="0008348a" officeooo:paragraph-rsid="0085a0a4"/>
    </style:style>
    <style:style style:name="P4" style:family="paragraph" style:parent-style-name="Standard">
      <style:paragraph-properties fo:text-align="center" style:justify-single-word="false"/>
      <style:text-properties officeooo:rsid="0008348a" officeooo:paragraph-rsid="00860b1f"/>
    </style:style>
    <style:style style:name="P5" style:family="paragraph" style:parent-style-name="Standard">
      <style:paragraph-properties fo:text-align="center" style:justify-single-word="false"/>
      <style:text-properties officeooo:rsid="0008348a" officeooo:paragraph-rsid="0088724d"/>
    </style:style>
    <style:style style:name="P6" style:family="paragraph" style:parent-style-name="Standard">
      <style:paragraph-properties fo:text-align="center" style:justify-single-word="false"/>
      <style:text-properties officeooo:rsid="0008348a" officeooo:paragraph-rsid="008bfa72"/>
    </style:style>
    <style:style style:name="P7" style:family="paragraph" style:parent-style-name="Standard">
      <style:paragraph-properties fo:text-align="center" style:justify-single-word="false"/>
      <style:text-properties officeooo:rsid="0008348a" officeooo:paragraph-rsid="008fbce4"/>
    </style:style>
    <style:style style:name="P8" style:family="paragraph" style:parent-style-name="Standard">
      <style:paragraph-properties fo:text-align="center" style:justify-single-word="false"/>
      <style:text-properties officeooo:rsid="0008348a" officeooo:paragraph-rsid="00872555"/>
    </style:style>
    <style:style style:name="P9" style:family="paragraph" style:parent-style-name="Standard">
      <style:text-properties officeooo:rsid="0008348a" officeooo:paragraph-rsid="000aec97"/>
    </style:style>
    <style:style style:name="P10" style:family="paragraph" style:parent-style-name="Standard">
      <style:text-properties officeooo:rsid="0008348a" officeooo:paragraph-rsid="002bde97"/>
    </style:style>
    <style:style style:name="P11" style:family="paragraph" style:parent-style-name="Standard">
      <style:text-properties officeooo:rsid="0008348a" officeooo:paragraph-rsid="004ae9ad"/>
    </style:style>
    <style:style style:name="P12" style:family="paragraph" style:parent-style-name="Standard">
      <style:paragraph-properties fo:text-align="center" style:justify-single-word="false"/>
      <style:text-properties officeooo:paragraph-rsid="00083960"/>
    </style:style>
    <style:style style:name="P13" style:family="paragraph" style:parent-style-name="Standard">
      <style:paragraph-properties fo:text-align="center" style:justify-single-word="false"/>
      <style:text-properties officeooo:paragraph-rsid="00615d3e"/>
    </style:style>
    <style:style style:name="P14" style:family="paragraph" style:parent-style-name="Standard">
      <style:paragraph-properties fo:text-align="center" style:justify-single-word="false"/>
      <style:text-properties officeooo:paragraph-rsid="0085a0a4"/>
    </style:style>
    <style:style style:name="P15" style:family="paragraph" style:parent-style-name="Standard">
      <style:paragraph-properties fo:text-align="center" style:justify-single-word="false"/>
      <style:text-properties officeooo:paragraph-rsid="0097f0d4"/>
    </style:style>
    <style:style style:name="P16" style:family="paragraph" style:parent-style-name="Standard">
      <style:text-properties officeooo:rsid="000e6d88" officeooo:paragraph-rsid="000e6d88"/>
    </style:style>
    <style:style style:name="P17" style:family="paragraph" style:parent-style-name="Standard">
      <style:text-properties officeooo:rsid="000e6d88" officeooo:paragraph-rsid="004ae9ad"/>
    </style:style>
    <style:style style:name="P18" style:family="paragraph" style:parent-style-name="Standard">
      <style:paragraph-properties fo:text-align="center" style:justify-single-word="false"/>
      <style:text-properties officeooo:rsid="000e6d88" officeooo:paragraph-rsid="00719e32"/>
    </style:style>
    <style:style style:name="P19" style:family="paragraph" style:parent-style-name="Standard">
      <style:paragraph-properties fo:text-align="center" style:justify-single-word="false"/>
      <style:text-properties officeooo:rsid="000e6d88" officeooo:paragraph-rsid="0072a00f"/>
    </style:style>
    <style:style style:name="P20" style:family="paragraph" style:parent-style-name="Standard">
      <style:paragraph-properties fo:text-align="center" style:justify-single-word="false"/>
      <style:text-properties officeooo:rsid="000e6d88" officeooo:paragraph-rsid="0085a0a4"/>
    </style:style>
    <style:style style:name="P21" style:family="paragraph" style:parent-style-name="Standard">
      <style:paragraph-properties fo:text-align="center" style:justify-single-word="false"/>
      <style:text-properties officeooo:rsid="000e6d88" officeooo:paragraph-rsid="00872c1a"/>
    </style:style>
    <style:style style:name="P22" style:family="paragraph" style:parent-style-name="Standard">
      <style:text-properties officeooo:rsid="000e6d88" officeooo:paragraph-rsid="0097f0d4"/>
    </style:style>
    <style:style style:name="P23" style:family="paragraph" style:parent-style-name="Standard">
      <style:text-properties officeooo:paragraph-rsid="004ae9ad"/>
    </style:style>
    <style:style style:name="P24" style:family="paragraph" style:parent-style-name="Standard">
      <style:text-properties officeooo:paragraph-rsid="0019d5ed"/>
    </style:style>
    <style:style style:name="P25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08348a" officeooo:paragraph-rsid="00083960"/>
    </style:style>
    <style:style style:name="P2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0e6d88"/>
    </style:style>
    <style:style style:name="P2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e6d88" officeooo:paragraph-rsid="0097f0d4"/>
    </style:style>
    <style:style style:name="P28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08348a" officeooo:paragraph-rsid="0097f0d4"/>
    </style:style>
    <style:style style:name="P29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08348a" officeooo:paragraph-rsid="008db47c"/>
    </style:style>
    <style:style style:name="P30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officeooo:rsid="0008348a" officeooo:paragraph-rsid="00964b4e"/>
    </style:style>
    <style:style style:name="P31" style:family="paragraph" style:parent-style-name="Standard">
      <style:paragraph-properties fo:text-align="center" style:justify-single-word="false"/>
      <style:text-properties officeooo:rsid="0008348a" officeooo:paragraph-rsid="0097f0d4"/>
    </style:style>
    <style:style style:name="P32" style:family="paragraph" style:parent-style-name="Standard">
      <style:paragraph-properties fo:text-align="center" style:justify-single-word="false"/>
      <style:text-properties officeooo:rsid="0008348a" officeooo:paragraph-rsid="009c5daa"/>
    </style:style>
    <style:style style:name="P33" style:family="paragraph" style:parent-style-name="Standard">
      <style:paragraph-properties fo:text-align="center" style:justify-single-word="false"/>
      <style:text-properties officeooo:rsid="0008348a" officeooo:paragraph-rsid="008db47c"/>
    </style:style>
    <style:style style:name="P34" style:family="paragraph" style:parent-style-name="Standard">
      <style:paragraph-properties fo:text-align="center" style:justify-single-word="false"/>
      <style:text-properties officeooo:rsid="0008348a" officeooo:paragraph-rsid="00964b4e"/>
    </style:style>
    <style:style style:name="P35" style:family="paragraph" style:parent-style-name="Standard">
      <style:paragraph-properties fo:text-align="center" style:justify-single-word="false"/>
      <style:text-properties officeooo:rsid="0008348a" officeooo:paragraph-rsid="00872c1a"/>
    </style:style>
    <style:style style:name="P36" style:family="paragraph" style:parent-style-name="Standard">
      <style:paragraph-properties fo:text-align="center" style:justify-single-word="false"/>
      <style:text-properties officeooo:rsid="0008348a" officeooo:paragraph-rsid="00843ca6"/>
    </style:style>
    <style:style style:name="P37" style:family="paragraph" style:parent-style-name="Standard">
      <style:paragraph-properties fo:text-align="center" style:justify-single-word="false"/>
      <style:text-properties officeooo:rsid="0008348a" officeooo:paragraph-rsid="00a03b14"/>
    </style:style>
    <style:style style:name="P38" style:family="paragraph" style:parent-style-name="Standard">
      <style:paragraph-properties fo:text-align="center" style:justify-single-word="false"/>
      <style:text-properties officeooo:rsid="0008348a" officeooo:paragraph-rsid="00a5ceff"/>
    </style:style>
    <style:style style:name="P39" style:family="paragraph" style:parent-style-name="Standard">
      <style:paragraph-properties fo:text-align="center" style:justify-single-word="false"/>
      <style:text-properties officeooo:rsid="0008348a" officeooo:paragraph-rsid="00a8064c"/>
    </style:style>
    <style:style style:name="P40" style:family="paragraph" style:parent-style-name="Standard">
      <style:paragraph-properties fo:text-align="start" style:justify-single-word="false"/>
      <style:text-properties officeooo:rsid="0008348a" officeooo:paragraph-rsid="00a03b14"/>
    </style:style>
    <style:style style:name="P41" style:family="paragraph" style:parent-style-name="Standard">
      <style:paragraph-properties fo:text-align="start" style:justify-single-word="false"/>
      <style:text-properties officeooo:rsid="0008348a" officeooo:paragraph-rsid="00a2059e"/>
    </style:style>
    <style:style style:name="P42" style:family="paragraph" style:parent-style-name="Standard">
      <style:paragraph-properties fo:text-align="start" style:justify-single-word="false"/>
      <style:text-properties officeooo:rsid="0008348a" officeooo:paragraph-rsid="00a31bc5"/>
    </style:style>
    <style:style style:name="P43" style:family="paragraph" style:parent-style-name="Standard">
      <style:paragraph-properties fo:text-align="center" style:justify-single-word="false"/>
      <style:text-properties officeooo:paragraph-rsid="00a5ceff"/>
    </style:style>
    <style:style style:name="P44" style:family="paragraph" style:parent-style-name="Standard">
      <style:text-properties officeooo:paragraph-rsid="002bde97"/>
    </style:style>
    <style:style style:name="P45" style:family="paragraph" style:parent-style-name="Standard">
      <style:text-properties officeooo:rsid="000e6d88" officeooo:paragraph-rsid="0097f0d4"/>
    </style:style>
    <style:style style:name="P46" style:family="paragraph" style:parent-style-name="Standard">
      <style:paragraph-properties fo:text-align="center" style:justify-single-word="false"/>
      <style:text-properties officeooo:rsid="000e6d88" officeooo:paragraph-rsid="009e4c7f"/>
    </style:style>
    <style:style style:name="P47" style:family="paragraph" style:parent-style-name="Standard">
      <style:paragraph-properties fo:text-align="start" style:justify-single-word="false"/>
      <style:text-properties officeooo:rsid="00a2059e" officeooo:paragraph-rsid="00a2059e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25f62" officeooo:paragraph-rsid="00a5ce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5ce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843c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a5ce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a5ce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a5ce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a8064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fo:break-before="page"/>
      <style:text-properties officeooo:rsid="0008348a" officeooo:paragraph-rsid="009d1491"/>
    </style:style>
    <style:style style:name="P56" style:family="paragraph" style:parent-style-name="Standard">
      <style:paragraph-properties fo:text-align="center" style:justify-single-word="false" fo:break-before="page"/>
      <style:text-properties officeooo:rsid="0008348a" officeooo:paragraph-rsid="009e4c7f"/>
    </style:style>
    <style:style style:name="P57" style:family="paragraph" style:parent-style-name="Standard">
      <style:paragraph-properties fo:text-align="start" style:justify-single-word="false" fo:break-before="page"/>
      <style:text-properties officeooo:paragraph-rsid="009a9ebd"/>
    </style:style>
    <style:style style:name="P58" style:family="paragraph" style:parent-style-name="Standard">
      <style:paragraph-properties fo:break-before="page"/>
      <style:text-properties officeooo:rsid="000e6d88" officeooo:paragraph-rsid="0097f0d4"/>
    </style:style>
    <style:style style:name="P5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a5ce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officeooo:rsid="00719e32"/>
    </style:style>
    <style:style style:name="T2" style:family="text">
      <style:text-properties officeooo:rsid="00a2059e"/>
    </style:style>
    <style:style style:name="T3" style:family="text">
      <style:text-properties officeooo:rsid="00a2fe28"/>
    </style:style>
    <style:style style:name="T4" style:family="text">
      <style:text-properties officeooo:rsid="00a31bc5"/>
    </style:style>
    <style:style style:name="T5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6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7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a5ceff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08348a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e0ccf0" fo:background-color="#ffffff" loext:char-shading-value="0" style:font-name-asian="Courier New" style:font-size-asian="10pt" style:font-name-complex="Courier New" style:font-size-complex="10pt"/>
    </style:style>
    <style:style style:name="T12" style:family="text">
      <style:text-properties style:font-name="Times New Roman" style:font-name-asian="Courier New" style:font-name-complex="Courier New"/>
    </style:style>
    <style:style style:name="T13" style:family="text">
      <style:text-properties style:font-name="Times New Roman" officeooo:rsid="0008348a" style:font-name-asian="Courier New" style:font-name-complex="Courier New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8348a" fo:background-color="#ffffff" loext:char-shading-value="0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5"><draw:frame draw:style-name="fr1" draw:name="Object15" text:anchor-type="as-char" svg:y="-0.172in" svg:width="0.5752in" svg:height="0.214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10"/>
      <text:p text:style-name="P44"/>
      <text:p text:style-name="P47"><text:tab/>First, here are numbers raised to their first power.</text:p>
      <text:p text:style-name="P47"/>
      <text:p text:style-name="P5"><draw:frame draw:style-name="fr1" draw:name="Object22" text:anchor-type="as-char" svg:y="-1.2398in" svg:width="1.5492in" svg:height="2.3846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/>
      <text:p text:style-name="P40"><text:tab/><text:span text:style-name="T2">And now their second.</text:span></text:p>
      <text:p text:style-name="P5"/>
      <text:p text:style-name="P5"><draw:frame draw:style-name="fr1" draw:name="Object23" text:anchor-type="as-char" svg:y="-1.3673in" svg:width="2.3602in" svg:height="2.6398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/>
      <text:p text:style-name="P40"><text:tab/><text:span text:style-name="T2">This paper will be mostly be quick and breezy, but just for a moment, I want to write out, conceptually, what these expressions represent, just to be more clear.</text:span></text:p>
      <text:p text:style-name="P40"/>
      <text:p text:style-name="P41"><text:tab/><draw:frame draw:style-name="fr1" draw:name="Object27" text:anchor-type="as-char" svg:y="-0.172in" svg:width="0.5346in" svg:height="0.2146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2">is the real-valued area in the Cartesian plane bounded by</text:span><draw:frame draw:style-name="fr1" draw:name="Object28" text:anchor-type="as-char" svg:y="-0.1484in" svg:width="0.3965in" svg:height="0.1846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,<draw:frame draw:style-name="fr1" draw:name="Object29" text:anchor-type="as-char" svg:y="-0.1484in" svg:width="0.3728in" svg:height="0.1846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<draw:frame draw:style-name="fr1" draw:name="Object30" text:anchor-type="as-char" svg:y="-0.1484in" svg:width="0.4043in" svg:height="0.1846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, <text:span text:style-name="T2">and</text:span><draw:frame draw:style-name="fr1" draw:name="Object31" text:anchor-type="as-char" svg:y="-0.1484in" svg:width="0.3807in" svg:height="0.1846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. <text:s/><text:span text:style-name="T2">It's really just normal, bog-standard multiplication. <text:s/>This is our default. <text:s/>It should be very familiar, of course.</text:span></text:p>
      <text:p text:style-name="P41"/>
      <text:p text:style-name="P41"><text:tab/><draw:frame draw:style-name="fr1" draw:name="Object36" text:anchor-type="as-char" svg:y="-0.1992in" svg:width="0.8043in" svg:height="0.2417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2">is the real-valued area in the Cartesian plane bounded by</text:span><draw:frame draw:style-name="fr1" draw:name="Object37" text:anchor-type="as-char" svg:y="-0.1484in" svg:width="0.4016in" svg:height="0.1846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,<draw:frame draw:style-name="fr1" draw:name="Object39" text:anchor-type="as-char" svg:y="-0.1484in" svg:width="0.4091in" svg:height="0.1846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, <text:span text:style-name="T2">and</text:span><draw:frame draw:style-name="fr1" draw:name="Object41" text:anchor-type="as-char" svg:y="-0.1484in" svg:width="0.8134in" svg:height="0.1846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. <text:s/><text:span text:style-name="T2">The area described is thus a right triangle, with vertices at (0,0), (t-1,0), and (0,t-1). <text:s/>Simple geometry shows that this value is equal to</text:span><draw:frame draw:style-name="fr1" draw:name="Object45" text:anchor-type="as-char" svg:y="-0.2744in" svg:width="0.5626in" svg:height="0.4236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<text:p text:style-name="P41"/>
      <text:p text:style-name="P42"><text:soft-page-break/><text:tab/><draw:frame draw:style-name="fr1" draw:name="Object38" text:anchor-type="as-char" svg:y="-0.1866in" svg:width="0.8492in" svg:height="0.2283in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2">is the count of solutions to the three equations</text:span><draw:frame draw:style-name="fr1" draw:name="Object42" text:anchor-type="as-char" svg:y="-0.1484in" svg:width="0.3965in" svg:height="0.184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,<draw:frame draw:style-name="fr1" draw:name="Object43" text:anchor-type="as-char" svg:y="-0.1484in" svg:width="0.4043in" svg:height="0.1846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, <text:span text:style-name="T2">and</text:span><draw:frame draw:style-name="fr1" draw:name="Object44" text:anchor-type="as-char" svg:y="-0.1484in" svg:width="0.8134in" svg:height="0.1846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, <text:span text:style-name="T2">where x and y are both integers</text:span>. <text:s/><text:span text:style-name="T2">The area described is a quantized right triangle. <text:s/></text:span><draw:frame draw:style-name="fr1" draw:name="Object55" text:anchor-type="as-char" svg:y="-0.1866in" svg:width="0.8492in" svg:height="0.2283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4">is also the count of integer lattice points bounded by</text:span><text:span text:style-name="T4"><draw:frame draw:style-name="fr1" draw:name="Object56" text:anchor-type="as-char" svg:y="-0.1992in" svg:width="0.8043in" svg:height="0.2417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4">, and thus</text:span><text:span text:style-name="T4"><draw:frame draw:style-name="fr1" draw:name="Object57" text:anchor-type="as-char" svg:y="-0.1866in" svg:width="0.8492in" svg:height="0.2283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">&lt;=</text:span><text:span text:style-name="T4"><draw:frame draw:style-name="fr1" draw:name="Object58" text:anchor-type="as-char" svg:y="-0.1992in" svg:width="0.8043in" svg:height="0.2417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">.</text:span></text:p>
      <text:p text:style-name="P41"/>
      <text:p text:style-name="P42"><text:tab/><draw:frame draw:style-name="fr1" draw:name="Object46" text:anchor-type="as-char" svg:y="-0.1992in" svg:width="0.8016in" svg:height="0.2417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2">is the real-valued area in the Cartesian plane bounded by</text:span><draw:frame draw:style-name="fr1" draw:name="Object47" text:anchor-type="as-char" svg:y="-0.1484in" svg:width="0.3965in" svg:height="0.1846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,<draw:frame draw:style-name="fr1" draw:name="Object48" text:anchor-type="as-char" svg:y="-0.1484in" svg:width="0.4043in" svg:height="0.1846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, <text:span text:style-name="T2">and</text:span><draw:frame draw:style-name="fr1" draw:name="Object49" text:anchor-type="as-char" svg:y="-0.1484in" svg:width="0.5299in" svg:height="0.1846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. <text:s/><text:span text:style-name="T2">The area described is thus a hyperbola. <text:s/>Work through the integrals in its definition, and you'll find the area is equal to</text:span><draw:frame draw:style-name="fr1" draw:name="Object50" text:anchor-type="as-char" svg:y="-0.1484in" svg:width="0.8492in" svg:height="0.1846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. <text:s/><text:span text:style-name="T4">Note that</text:span><draw:frame draw:style-name="fr1" draw:name="Object59" text:anchor-type="as-char" svg:y="-0.1992in" svg:width="0.8016in" svg:height="0.2417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">and</text:span><draw:frame draw:style-name="fr1" draw:name="Object60" text:anchor-type="as-char" svg:y="-0.1992in" svg:width="0.8043in" svg:height="0.2417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4">are very similar - </text:span></text:p>
      <text:p text:style-name="P40"/>
      <text:p text:style-name="P42"><text:tab/><draw:frame draw:style-name="fr1" draw:name="Object51" text:anchor-type="as-char" svg:y="-0.1866in" svg:width="0.8016in" svg:height="0.2417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">is the count of solutions to the three equations</text:span><draw:frame draw:style-name="fr1" draw:name="Object52" text:anchor-type="as-char" svg:y="-0.1484in" svg:width="0.3965in" svg:height="0.1846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,<draw:frame draw:style-name="fr1" draw:name="Object53" text:anchor-type="as-char" svg:y="-0.1484in" svg:width="0.4043in" svg:height="0.1846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, <text:span text:style-name="T2">and</text:span><draw:frame draw:style-name="fr1" draw:name="Object54" text:anchor-type="as-char" svg:y="-0.1484in" svg:width="0.8134in" svg:height="0.1846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, <text:span text:style-name="T2">where x and y are both integers</text:span>. <text:s/><text:span text:style-name="T2">The area described is a quantized hyperbola.</text:span></text:p>
      <text:p text:style-name="P40"/>
      <text:p text:style-name="P37">---------------------------</text:p>
      <text:p text:style-name="P40"/>
      <text:p text:style-name="P40"><text:tab/><text:span text:style-name="T3">So let's move on. <text:s/>Here are these expressions raised to their third powers.</text:span></text:p>
      <text:p text:style-name="P2"><draw:frame draw:style-name="fr1" draw:name="Object16" text:anchor-type="as-char" svg:y="-1.3673in" svg:width="3.2937in" svg:height="2.6398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"/>
      <text:p text:style-name="P2"/>
      <text:p text:style-name="P39"><draw:frame draw:style-name="fr1" draw:name="Object61" text:anchor-type="as-char" svg:y="-0.2925in" svg:width="1.6701in" svg:height="0.4717in" draw:z-index="7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39"/>
      <text:p text:style-name="P39"><draw:frame draw:style-name="fr1" draw:name="Object62" text:anchor-type="as-char" svg:y="-0.172in" svg:width="0.678in" svg:height="0.2146in" draw:z-index="7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"><text:span text:style-name="MathematicaFormatStandardForm"><text:span text:style-name="T5"/></text:span></text:p>
          </table:table-cell>
          <table:table-cell table:style-name="Table1.A1" office:value-type="string">
            <text:p text:style-name="P52"><text:span text:style-name="MathematicaFormatStandardForm"><text:span text:style-name="T8"><draw:frame draw:style-name="fr2" draw:name="Object69" text:anchor-type="as-char" svg:y="-0.1516in" svg:width="0.2264in" svg:height="0.2091in" draw:z-index="6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    </table:table-cell>
          <table:table-cell table:style-name="Table1.C1" office:value-type="string">
            <text:p text:style-name="P52"><text:span text:style-name="MathematicaFormatStandardForm"><text:span text:style-name="T11"><draw:frame draw:style-name="fr2" draw:name="Object70" text:anchor-type="as-char" svg:y="-0.1425in" svg:width="0.2898in" svg:height="0.1902in" draw:z-index="67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    </table:table-cell>
        </table:table-row>
        <table:table-row table:style-name="Table1.2">
          <table:table-cell table:style-name="Table1.A2" office:value-type="string">
            <text:p text:style-name="P52"><text:span text:style-name="MathematicaFormatStandardForm"><text:span text:style-name="T9">+</text:span></text:span></text:p>
          </table:table-cell>
          <table:table-cell table:style-name="Table1.B2" office:value-type="string">
            <text:p text:style-name="P53"><text:span text:style-name="MathematicaFormatStandardForm"><text:span text:style-name="T7"><draw:frame draw:style-name="fr1" draw:name="Object71" text:anchor-type="as-char" svg:y="-0.2953in" svg:width="1.9256in" svg:height="0.4744in" draw:z-index="68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    </table:table-cell>
          <table:table-cell table:style-name="Table1.C2" office:value-type="string">
            <text:p text:style-name="P38"><text:span text:style-name="aaMathematica"><text:span text:style-name="T14"><draw:frame draw:style-name="fr1" draw:name="Object72" text:anchor-type="as-char" svg:y="-0.2835in" svg:width="1.5563in" svg:height="0.452in" draw:z-index="69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    </table:table-cell>
        </table:table-row>
        <table:table-row>
          <table:table-cell table:style-name="Table1.A3" office:value-type="string">
            <text:p text:style-name="P59">*</text:p>
          </table:table-cell>
          <table:table-cell table:style-name="Table1.B3" office:value-type="string">
            <text:p text:style-name="P53"><text:span text:style-name="MathematicaFormatStandardForm"><text:span text:style-name="T12"><draw:frame draw:style-name="fr1" draw:name="Object73" text:anchor-type="as-char" svg:y="-0.4165in" svg:width="1.0661in" svg:height="0.5957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  </table:table-cell>
          <table:table-cell table:style-name="Table1.C3" office:value-type="string">
            <text:p text:style-name="P38"><text:span text:style-name="aaMathematica"><text:span text:style-name="T14"><draw:frame draw:style-name="fr1" draw:name="Object74" text:anchor-type="as-char" svg:y="-0.4047in" svg:width="0.8602in" svg:height="0.5728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    </table:table-cell>
        </table:table-row>
      </table:table>
      <text:p text:style-name="P49"/>
      <text:p text:style-name="P48"/>
      <text:p text:style-name="P2"/>
      <text:p text:style-name="P40"><text:tab/><text:span text:style-name="T2">Hopefully you can see how this pattern could be extended to higher powers.</text:span></text:p>
      <text:p text:style-name="P37"><text:soft-page-break/></text:p>
      <text:p text:style-name="P37"><draw:frame draw:style-name="fr1" draw:name="Object18" text:anchor-type="as-char" svg:y="-0.672in" svg:width="1.5311in" svg:height="1.2283in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/>
      <text:p text:style-name="P40">af</text:p>
      <text:p text:style-name="P2"/>
      <text:p text:style-name="P2"><draw:frame draw:style-name="fr1" draw:name="Object33" text:anchor-type="as-char" svg:y="-1.2862in" svg:width="3.2091in" svg:height="2.3846in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/>
      <text:p text:style-name="P40">af</text:p>
      <text:p text:style-name="P2"/>
      <text:p text:style-name="P35"><draw:frame draw:style-name="fr1" draw:name="Object5" text:anchor-type="as-char" svg:y="-0.9193in" svg:width="2.6862in" svg:height="1.7425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9"/>
      <text:p text:style-name="P54"><draw:frame draw:style-name="fr1" draw:name="Object75" text:anchor-type="as-char" svg:y="-0.172in" svg:width="1.2047in" svg:height="0.2146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54"/>
      <text:p text:style-name="P54"><draw:frame draw:style-name="fr1" draw:name="Object76" text:anchor-type="as-char" svg:y="-0.172in" svg:width="0.6839in" svg:height="0.2146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1"><text:span text:style-name="MathematicaFormatStandardForm"><text:span text:style-name="MathematicaFormatStandardForm"><text:span text:style-name="T5"/></text:span></text:span></text:p>
          </table:table-cell>
          <table:table-cell table:style-name="Table3.A1" office:value-type="string">
            <text:p text:style-name="P52"><text:span text:style-name="MathematicaFormatStandardForm"><text:span text:style-name="T8"><draw:frame draw:style-name="fr2" draw:name="Object63" text:anchor-type="as-char" svg:y="-0.1516in" svg:width="0.2264in" svg:height="0.2091in" draw:z-index="6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/table:table-cell>
          <table:table-cell table:style-name="Table3.C1" office:value-type="string">
            <text:p text:style-name="P52"><text:span text:style-name="MathematicaFormatStandardForm"><text:span text:style-name="T11"><draw:frame draw:style-name="fr2" draw:name="Object65" text:anchor-type="as-char" svg:y="-0.1425in" svg:width="0.2898in" svg:height="0.1902in" draw:z-index="61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  </table:table-cell>
        </table:table-row>
        <table:table-row table:style-name="Table3.2">
          <table:table-cell table:style-name="Table3.A2" office:value-type="string">
            <text:p text:style-name="P52"><text:span text:style-name="MathematicaFormatStandardForm"><text:span text:style-name="T9">+</text:span></text:span></text:p>
          </table:table-cell>
          <table:table-cell table:style-name="Table3.B2" office:value-type="string">
            <text:p text:style-name="P53"><text:span text:style-name="MathematicaFormatStandardForm"><text:span text:style-name="T10"><draw:frame draw:style-name="fr1" draw:name="Object64" text:anchor-type="as-char" svg:y="-0.2744in" svg:width="0.6193in" svg:height="0.4236in" draw:z-index="62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    </table:table-cell>
          <table:table-cell table:style-name="Table3.C2" office:value-type="string">
            <text:p text:style-name="P43"><text:span text:style-name="aaMathematica"><text:span text:style-name="T15"><draw:frame draw:style-name="fr1" draw:name="Object68" text:anchor-type="as-char" svg:y="-0.2189in" svg:width="0.5228in" svg:height="0.378in" draw:z-index="65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    </table:table-cell>
        </table:table-row>
        <table:table-row>
          <table:table-cell table:style-name="Table3.A3" office:value-type="string">
            <text:p text:style-name="P59">*</text:p>
          </table:table-cell>
          <table:table-cell table:style-name="Table3.B3" office:value-type="string">
            <text:p text:style-name="P53"><text:span text:style-name="MathematicaFormatStandardForm"><text:span text:style-name="T13"><draw:frame draw:style-name="fr1" draw:name="Object66" text:anchor-type="as-char" svg:y="-0.2508in" svg:width="1.4374in" svg:height="0.4063in" draw:z-index="63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    </table:table-cell>
          <table:table-cell table:style-name="Table3.C3" office:value-type="string">
            <text:p text:style-name="P38"><text:span text:style-name="aaMathematica"><text:span text:style-name="T14"><draw:frame draw:style-name="fr1" draw:name="Object67" text:anchor-type="as-char" svg:y="-0.1484in" svg:width="0.5772in" svg:height="0.2098in" draw:z-index="64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    </table:table-cell>
        </table:table-row>
      </table:table>
      <text:p text:style-name="P49"/>
      <text:p text:style-name="P48"/>
      <text:p text:style-name="P35"><text:soft-page-break/></text:p>
      <text:p text:style-name="P40">af</text:p>
      <text:p text:style-name="P6"><draw:frame draw:style-name="fr1" draw:name="Object6" text:anchor-type="as-char" svg:y="-0.972in" svg:width="2.3244in" svg:height="1.8957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5"><draw:frame draw:style-name="fr1" draw:name="Object17" text:anchor-type="as-char" svg:y="-0.172in" svg:width="0.2256in" svg:height="0.2083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6"/>
      <text:p text:style-name="P16"/>
      <text:p text:style-name="P17"/>
      <text:p text:style-name="P14"><draw:frame draw:style-name="fr1" draw:name="Object34" text:anchor-type="as-char" svg:y="-1.0425in" svg:width="2.3291in" svg:height="2.0181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4"/>
      <text:p text:style-name="P3"/>
      <text:p text:style-name="P20">If 0 &lt; x &lt; 2,</text:p>
      <text:p text:style-name="P11"/>
      <text:p text:style-name="P11"><draw:frame draw:style-name="fr1" draw:name="Object2" text:anchor-type="as-char" svg:y="-1.3898in" svg:width="6.4709in" svg:height="2.639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3"/>
      <text:p text:style-name="P12"/>
      <text:p text:style-name="P19">If 0 &lt; x &lt; 2,</text:p>
      <text:p text:style-name="P24"/>
      <text:p text:style-name="P13"/>
      <text:p text:style-name="P21"><draw:frame draw:style-name="fr1" draw:name="Object4" text:anchor-type="as-char" svg:y="-0.7819in" svg:width="1.7047in" svg:height="1.4665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1"/>
      <text:p text:style-name="P33"><text:soft-page-break/><draw:frame draw:style-name="fr1" draw:name="Object7" text:anchor-type="as-char" svg:y="-0.9398in" svg:width="2.3661in" svg:height="1.8311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5"><draw:frame draw:style-name="fr1" draw:name="Object19" text:anchor-type="as-char" svg:y="-0.1484in" svg:width="0.4126in" svg:height="0.1846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9"/>
      <text:p text:style-name="P33"/>
      <text:p text:style-name="P33"/>
      <text:p text:style-name="P4"><draw:frame draw:style-name="fr1" draw:name="Object20" text:anchor-type="as-char" svg:y="-1.1953in" svg:width="2.7626in" svg:height="2.2874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9"/>
      <text:p text:style-name="P1"><draw:frame draw:style-name="fr1" draw:name="Object1" text:anchor-type="as-char" svg:y="-1.3835in" svg:width="5.8311in" svg:height="2.6398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/>
      <text:p text:style-name="P18"><text:span text:style-name="T1">(for log, only i</text:span>f 0 &lt; x &lt; 2<text:span text:style-name="T1">)</text:span></text:p>
      <text:p text:style-name="P18"/>
      <text:p text:style-name="P18"/>
      <text:p text:style-name="P8"><draw:frame draw:style-name="fr1" draw:name="Object3" text:anchor-type="as-char" svg:y="-0.6547in" svg:width="2.998in" svg:height="1.2173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"/>
      <text:p text:style-name="P34"><text:soft-page-break/><draw:frame draw:style-name="fr1" draw:name="Object12" text:anchor-type="as-char" svg:y="-0.9591in" svg:width="2.3783in" svg:height="1.8516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5"><draw:frame draw:style-name="fr1" draw:name="Object24" text:anchor-type="as-char" svg:y="-0.172in" svg:width="0.4701in" svg:height="0.2083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0"/>
      <text:p text:style-name="P34"/>
      <text:p text:style-name="P34"/>
      <text:p text:style-name="P7"><draw:frame draw:style-name="fr1" draw:name="Object9" text:anchor-type="as-char" svg:y="-0.6681in" svg:width="1.2516in" svg:height="1.2193in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/>
      <text:p text:style-name="P7"><draw:frame draw:style-name="fr1" draw:name="Object10" text:anchor-type="as-char" svg:y="-1.2098in" svg:width="2.5984in" svg:height="2.3846in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7"/>
      <text:p text:style-name="P7"/>
      <text:p text:style-name="P7"/>
      <text:p text:style-name="P7"><draw:frame draw:style-name="fr1" draw:name="Object11" text:anchor-type="as-char" svg:y="-1.3374in" svg:width="4.5138in" svg:height="2.6398in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7"/>
      <text:p text:style-name="P7"/>
      <text:p text:style-name="P7"><text:soft-page-break/><draw:frame draw:style-name="fr1" draw:name="Object13" text:anchor-type="as-char" svg:y="-1.3374in" svg:width="6.5744in" svg:height="2.6398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/>
      <text:p text:style-name="P7"/>
      <text:p text:style-name="P7"/>
      <text:p text:style-name="P7"><draw:frame draw:style-name="fr1" draw:name="Object8" text:anchor-type="as-char" svg:y="-1.2555in" svg:width="3.9799in" svg:height="2.3846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8"/>
      <text:p text:style-name="P46"><draw:frame draw:style-name="fr1" draw:name="Object26" text:anchor-type="as-char" svg:y="-0.2681in" svg:width="1.2063in" svg:height="0.4366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2"/>
      <text:p text:style-name="P27"/>
      <text:p text:style-name="P22"/>
      <text:p text:style-name="P22"/>
      <text:p text:style-name="P15"><draw:frame draw:style-name="fr1" draw:name="Object14" text:anchor-type="as-char" svg:y="-1.1799in" svg:width="2.2256in" svg:height="2.2563in" draw:z-index="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31"/>
      <text:p text:style-name="P31"/>
      <text:p text:style-name="P31"/>
      <text:p text:style-name="P56"><draw:frame draw:style-name="fr1" draw:name="Object25" text:anchor-type="as-char" svg:y="-0.172in" svg:width="0.2319in" svg:height="0.2083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8"/>
      <text:p text:style-name="P31"/>
      <text:p text:style-name="P31"/>
      <text:p text:style-name="P32"><draw:frame draw:style-name="fr1" draw:name="Object21" text:anchor-type="as-char" svg:y="-0.6681in" svg:width="1.1362in" svg:height="1.2193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p text:style-name="P32"><draw:frame draw:style-name="fr1" draw:name="Object32" text:anchor-type="as-char" svg:y="-1.2398in" svg:width="1.8181in" svg:height="2.3846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2"/>
      <text:p text:style-name="P32"><draw:frame draw:style-name="fr1" draw:name="Object35" text:anchor-type="as-char" svg:y="-1.3673in" svg:width="3.3035in" svg:height="2.6398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32"/>
      <text:p text:style-name="P32"><text:soft-page-break/><draw:frame draw:style-name="fr1" draw:name="Object40" text:anchor-type="as-char" svg:y="-1.3673in" svg:width="5.6598in" svg:height="2.6398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Mathematica1Mono" svg:font-family="Mathematica1Mon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graphic-properties draw:fill-image-width="0in" draw:fill-image-height="0in"/>
      <style:text-properties fo:background-color="#fffff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Drawing" style:family="paragraph" style:parent-style-name="Caption" style:class="extra"/>
    <style:style style:name="Endnote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orizontal_20_Line" style:display-name="Horizontal Line" style:family="paragraph" style:parent-style-name="Standard" style:class="html"/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42:10.167000000</meta:creation-date>
    <dc:date>2016-06-25T11:30:13.526000000</dc:date>
    <meta:editing-duration>P6DT25M51S</meta:editing-duration>
    <meta:editing-cycles>132</meta:editing-cycles>
    <meta:generator>LibreOffice/5.0.0.5$Windows_x86 LibreOffice_project/1b1a90865e348b492231e1c451437d7a15bb262b</meta:generator>
    <meta:document-statistic meta:table-count="2" meta:image-count="0" meta:object-count="76" meta:page-count="14" meta:paragraph-count="68" meta:word-count="259" meta:character-count="1439" meta:non-whitespace-character-count="1178"/>
  </office:meta>
</office:document-meta>
</file>

<file path=Object 1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i>k</mi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i>x</mi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+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i>x</mi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+</mtext>
                  <mrow>
                    <mo stretchy="false">∑</mo>
                    <mtext/>
                  </mrow>
                </mrow>
              </msup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frac>
                              <mi>x</mi>
                              <mi>t</mi>
                            </mfrac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*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sup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frac>
                              <mi>x</mi>
                              <mi>t</mi>
                            </mfrac>
                            <mstyle mathvariant="bold">
                              <mrow>
                                <mo stretchy="false">−</mo>
                                <mn>1</mn>
                              </mrow>
                            </mstyle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text>*</mtext>
                  <mrow>
                    <mo stretchy="false">∑</mo>
                    <mtext/>
                  </mrow>
                </mrow>
              </msup>
            </mrow>
          </mrow>
        </mtd>
      </mtr>
    </mtable>
    <annotation encoding="StarMath 5.0">matrix{ 

(x-1)^k
#{}={}
#{}int from 1 to x (x-1)^{k-1} dt 

##

[(x bold{-1})^k]^{"+"int""}
#{}={}
#{}int from 1 to x [(x-(t-1) bold{-1})^{k-1}]^{"+"int""} dt

##

[(x bold{-1})^k]^{"+"sum""}
#{}={}
#{}sum from t=2 to x [(x - (t-1) bold{-1})^{k-1}]^{"+"sum""}

##

[(x bold{-1})^k]^{"*"int""}
#{}={}
#{}int from 1 to x [(x over t bold{-1})^{k-1}]^{"*"int""} dt

##

[(x bold{-1})^k]^{"*"sum""}
#{}={}
#{}sum from t=2 to x [(x over t bold{-1})^{k-1}]^{"*"sum""}
}</annotation>
  </semantics>
</math>
</file>

<file path=Object 10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i>x</mi>
              <mi>z</mi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i>z</mi>
              <mo stretchy="false">⋅</mo>
              <msup>
                <mi>x</mi>
                <mrow>
                  <mi>z</mi>
                  <mo stretchy="false">−</mo>
                  <mn>1</mn>
                </mrow>
              </msup>
            </mrow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subsup>
              <mi>L</mi>
              <mrow>
                <mi>z</mi>
                <mo stretchy="false">−</mo>
                <mn>1</mn>
              </mrow>
              <mrow>
                <mo fence="true" stretchy="false">(</mo>
                <mrow>
                  <mn>1</mn>
                </mrow>
                <mo fence="true" stretchy="false">)</mo>
              </mrow>
            </msub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frac>
            <msup>
              <mi>x</mi>
              <mrow>
                <mo fence="true" stretchy="false">(</mo>
                <mrow>
                  <mrow>
                    <mi>z</mi>
                    <mo stretchy="false">−</mo>
                    <mn>1</mn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z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row/>
              <mo stretchy="false">−</mo>
              <mrow>
                <mfrac>
                  <mn>1</mn>
                  <mi>x</mi>
                </mfrac>
                <mo stretchy="false">⋅</mo>
                <msubsup>
                  <mi>L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subsup>
              </mrow>
            </mrow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i>x</mi>
                    <mi>z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sub>
              <mi>d</mi>
              <mi>z</mi>
            </msub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{partial over {partial x}}x^z
#{}={}
#{}z cdot x^{z-1}
##

{partial over {partial x}}[x^z]^{"+"int""}
#{}={}
#{}L_{ z-1 }^(1)(1-x )

##

NABLA [x^z]^{"+"sum""}
#{}={}
#{x^(z-1)}over{ (z-1)! }

##

{partial over {partial x}}[x^z]^{"*"int""}
#{}={}
#{} {}- 1 over x cdot   L_{ -z-1 }^(1)(log x )

##

NABLA [x^z]^{"*"sum""}
#{}={}
#{}d_z( x )
}</annotation>
  </semantics>
</math>
</file>

<file path=Object 11/content.xml><?xml version="1.0" encoding="utf-8"?>
<math xmlns="http://www.w3.org/1998/Math/MathML" display="block">
  <semantics>
    <mtable>
      <mtr>
        <mtd>
          <mrow>
            <msup>
              <mi>log</mi>
              <mi>k</mi>
            </msup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∫</mo>
                  <mn>1</mn>
                  <mi>x</mi>
                </munderover>
                <mfrac>
                  <mn>1</mn>
                  <mi>t</mi>
                </mfrac>
              </mrow>
              <mo stretchy="false">⋅</mo>
              <msup>
                <mi>log</mi>
                <mrow>
                  <mi>k</mi>
                  <mo stretchy="false">−</mo>
                  <mn>1</mn>
                </mrow>
              </msup>
            </mrow>
            <mi>x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∫</mo>
                  <mn>1</mn>
                  <mi>x</mi>
                </munderover>
                <mrow>
                  <mo fence="true" stretchy="false">(</mo>
                  <mrow>
                    <mrow>
                      <mfrac>
                        <mn>1</mn>
                        <mrow>
                          <mi>t</mi>
                          <mo stretchy="false">−</mo>
                          <mn>1</mn>
                        </mrow>
                      </mfrac>
                      <mo stretchy="false">−</mo>
                      <mfrac>
                        <msup>
                          <mi>e</mi>
                          <mrow>
                            <mrow>
                              <mo stretchy="false">−</mo>
                              <mi>t</mi>
                            </mrow>
                            <mo stretchy="false">−</mo>
                            <mn>1</mn>
                          </mrow>
                        </msup>
                        <mrow>
                          <mi>t</mi>
                          <mo stretchy="false">−</mo>
                          <mn>1</mn>
                        </mrow>
                      </mfrac>
                    </mrow>
                  </mrow>
                  <mo fence="true" stretchy="false">)</mo>
                </mrow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t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+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∑</mo>
                  <mrow>
                    <mi>t</mi>
                    <mo stretchy="false">=</mo>
                    <mn>2</mn>
                  </mrow>
                  <mi>x</mi>
                </munderover>
                <mfrac>
                  <mn>1</mn>
                  <mrow>
                    <mi>t</mi>
                    <mo stretchy="false">−</mo>
                    <mn>1</mn>
                  </mrow>
                </mfrac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t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+</mtext>
                  <mrow>
                    <mo stretchy="false">∑</mo>
                    <mtext/>
                  </mrow>
                </mrow>
              </msup>
            </mrow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row>
                <munderover>
                  <mo stretchy="false">∫</mo>
                  <mn>1</mn>
                  <mi>x</mi>
                </munderover>
                <mrow>
                  <mo fence="true" stretchy="false">(</mo>
                  <mrow>
                    <mrow>
                      <mfrac>
                        <mn>1</mn>
                        <mrow>
                          <mi>log</mi>
                          <mi>t</mi>
                        </mrow>
                      </mfrac>
                      <mo stretchy="false">−</mo>
                      <mfrac>
                        <mn>1</mn>
                        <mrow>
                          <mi>t</mi>
                          <mi>log</mi>
                          <mi>t</mi>
                        </mrow>
                      </mfrac>
                    </mrow>
                  </mrow>
                  <mo fence="true" stretchy="false">)</mo>
                </mrow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frac>
                            <mi>x</mi>
                            <mi>t</mi>
                          </mfrac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row>
                    <mo stretchy="false">∫</mo>
                    <mtext/>
                  </mrow>
                </mrow>
              </msup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i>k</mi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i mathvariant="normal">κ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sup>
                <mrow>
                  <mo fence="true" stretchy="false">[</mo>
                  <mrow>
                    <mrow>
                      <msup>
                        <mi>log</mi>
                        <mrow>
                          <mi>k</mi>
                          <mo stretchy="false">−</mo>
                          <mn>1</mn>
                        </mrow>
                      </msup>
                      <mrow>
                        <mo fence="true" stretchy="false">(</mo>
                        <mrow>
                          <mfrac>
                            <mi>x</mi>
                            <mi>t</mi>
                          </mfrac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row>
                    <mo stretchy="false">∑</mo>
                    <mtext/>
                  </mrow>
                </mrow>
              </msup>
            </mrow>
          </mrow>
        </mtd>
      </mtr>
    </mtable>
    <annotation encoding="StarMath 5.0">matrix{ 

log^k x
#{}={}
#{}int from 1 to x {1 over t} cdot log^{k-1} x dt 

##

[log^k x]^{"+"int""}
#{}={}
#{}int from 1 to x (1 over {t-1} - e^{-t-1} over {t-1}) cdot [log^{k-1}(x-(t-1))]^{"+"int""} dt

##

[log^k x]^{"+"sum""}
#{}={}
#{}sum from t=2 to x { 1 over {t-1}} cdot [log^{k-1}(x - (t-1))]^{"+"sum""}

##

[log^k x]^{"*"int""}
#{}={}
#{}int from 1 to x (1 over {log t} - 1 over {t log t})cdot[log^{k-1}(x over t)]^{"*"int""} dt

##

[log^k x]^{"*"sum""}
#{}={}
#{}sum from t=2 to x %kappa(t) cdot [log^{k-1} (x over t) ]^{"*"sum""}
}</annotation>
  </semantics>
</math>
</file>

<file path=Object 12/content.xml><?xml version="1.0" encoding="utf-8"?>
<math xmlns="http://www.w3.org/1998/Math/MathML" display="block">
  <semantics>
    <mtable>
      <mtr>
        <mtd>
          <mrow>
            <msup>
              <mi>log</mi>
              <mn>0</mn>
            </msup>
            <mi>x</mi>
          </mrow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log</mi>
                  <mn>0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</mtable>
    <annotation encoding="StarMath 5.0">matrix{ 

log^0 x 
#{}={}
#1 

##

[log^0]^{"+"int""} 
#{}={}
#1

##

[log^0]^{"+"sum""} 
#{}={}
#1

##

[log^0]^{"*"int""} 
#{}={}
#1

##

[log^0]^{"*"sum""} 
#{}={}
#1
}</annotation>
  </semantics>
</math>
</file>

<file path=Object 13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/>
            </mrow>
          </mrow>
        </mtd>
        <mtd>
          <mrow>
            <mfrac>
              <mn>1</mn>
              <mi>t</mi>
            </mfrac>
            <mi mathvariant="italic">dt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/>
            </mrow>
          </mrow>
        </mtd>
        <mtd>
          <mrow>
            <mrow>
              <mfrac>
                <mn>1</mn>
                <mrow>
                  <mi>t</mi>
                  <mo stretchy="false">−</mo>
                  <mn>1</mn>
                </mrow>
              </mfrac>
              <mo stretchy="false">−</mo>
              <mfrac>
                <msup>
                  <mi>e</mi>
                  <mrow>
                    <mrow>
                      <mo stretchy="false">−</mo>
                      <mi>t</mi>
                    </mrow>
                    <mo stretchy="false">−</mo>
                    <mn>1</mn>
                  </mrow>
                </msup>
                <mrow>
                  <mi>t</mi>
                  <mo stretchy="false">−</mo>
                  <mn>1</mn>
                </mrow>
              </mfrac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/>
            </mrow>
          </mrow>
        </mtd>
        <mtd>
          <mfrac>
            <mn>1</mn>
            <mrow>
              <mi>t</mi>
              <mo stretchy="false">−</mo>
              <mn>1</mn>
            </mrow>
          </mfrac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/>
            </mrow>
          </mrow>
        </mtd>
        <mtd>
          <mrow>
            <mrow>
              <mfrac>
                <mn>1</mn>
                <mrow>
                  <mi>log</mi>
                  <mi>t</mi>
                </mrow>
              </mfrac>
              <mo stretchy="false">−</mo>
              <mfrac>
                <mn>1</mn>
                <mrow>
                  <mi>t</mi>
                  <mi>log</mi>
                  <mi>t</mi>
                </mrow>
              </mfrac>
            </mrow>
            <mi mathvariant="italic">dt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/>
            </mrow>
          </mrow>
        </mtd>
        <mtd>
          <mrow>
            <mi mathvariant="normal">κ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matrix{ 

log x 
#{}={}
#{} int from 1 to x {}
#{1 over t} dt 

##

[log x]^{"+"int""} 
#{}={}
#{} int from 1 to x {}
#{1 over {t-1} -{ e^{-t-1} over {t-1} }} dt

##

[log x]^{"+"sum""} 
#{}={}
#{} sum from t=2 to x {}
#{1 over {t-1}}

##

[log x]^{"*"int""} 
#{}={}
#{} int from 1 to x {}
#{ 1 over {log t}-1 over {t log t} } dt

##

[log x]^{"*"sum""} 
#{}={}
#{} sum from t=2 to x {}
#%kappa( t )
}</annotation>
  </semantics>
</math>
</file>

<file path=Object 14/content.xml><?xml version="1.0" encoding="utf-8"?>
<math xmlns="http://www.w3.org/1998/Math/MathML" display="block">
  <semantics>
    <mtable>
      <mtr>
        <mtd>
          <mrow>
            <msup>
              <mi>log</mi>
              <mn>2</mn>
            </msup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/>
              </mrow>
            </mrow>
          </mrow>
        </mtd>
        <mtd>
          <mrow>
            <mrow>
              <mfrac>
                <mn>1</mn>
                <mi>t</mi>
              </mfrac>
              <mo stretchy="false">⋅</mo>
              <mfrac>
                <mn>1</mn>
                <mi>u</mi>
              </mfrac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/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t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t</mi>
                          </mrow>
                          <mo stretchy="false">−</mo>
                          <mn>1</mn>
                        </mrow>
                      </msup>
                      <mrow>
                        <mi>t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u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u</mi>
                          </mrow>
                          <mo stretchy="false">−</mo>
                          <mn>1</mn>
                        </mrow>
                      </msup>
                      <mrow>
                        <mi>u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/>
              </mrow>
            </mrow>
          </mrow>
        </mtd>
        <mtd>
          <mrow>
            <mfrac>
              <mn>1</mn>
              <mrow>
                <mi>t</mi>
                <mo stretchy="false">−</mo>
                <mn>1</mn>
              </mrow>
            </mfrac>
            <mo stretchy="false">⋅</mo>
            <mfrac>
              <mn>1</mn>
              <mrow>
                <mi>u</mi>
                <mo stretchy="false">−</mo>
                <mn>1</mn>
              </mrow>
            </mfrac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/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t</mi>
                      </mrow>
                    </mfrac>
                    <mo stretchy="false">−</mo>
                    <mfrac>
                      <mn>1</mn>
                      <mrow>
                        <mi>t</mi>
                        <mi>log</mi>
                        <mi>t</mi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u</mi>
                      </mrow>
                    </mfrac>
                    <mo stretchy="false">−</mo>
                    <mfrac>
                      <mn>1</mn>
                      <mrow>
                        <mi>u</mi>
                        <mi>log</mi>
                        <mi>u</mi>
                      </mrow>
                    </mfrac>
                  </mrow>
                </mrow>
                <mo fence="true" stretchy="false">)</mo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2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/>
              </mrow>
            </mrow>
          </mrow>
        </mtd>
        <mtd>
          <mrow>
            <mi mathvariant="normal">κ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normal">κ</mi>
            </mrow>
            <mrow>
              <mo fence="true" stretchy="false">(</mo>
              <mrow>
                <mi>u</mi>
              </mrow>
              <mo fence="true" stretchy="false">)</mo>
            </mrow>
          </mrow>
        </mtd>
      </mtr>
    </mtable>
    <annotation encoding="StarMath 5.0">matrix{ 

log^2 x
#{}={}
#{} int from 1 to x int from 1 to x {}
# {1 over t} cdot {1 over u} du dt

##

[log^2 x]^{"+"int""} 
#{}={}
#{} int from 1 to x int from 1 to {x - (t-1)}{}
#(1 over {t-1} - {e^{-t-1} over {t-1}}) cdot (1 over {u-1} - {e^{-u-1} over {u-1}}) du dt

##

[log^2 x]^{"+"sum""} 
#{}={}
#{} sum from t=2 to x sum from u=2 to {x - (t-1) }{}
#{1 over {t-1}}cdot{ 1 over {u-1}}

##

[log^2 x]^{"*"int""} 
#{}={}
#{} int from 1 to x int from 1 to {x over t} {}
#(1 over {log t}-{1 over {t log t}}) cdot (1 over {log u}-{1 over {u log u}})du dt

##

[log^2 x]^{"*"sum""} 
#{}={}
#{} sum from t=2 to x sum from u=2 to lfloor x over t rfloor {}
#%kappa( t ) cdot %kappa( u )
}</annotation>
  </semantics>
</math>
</file>

<file path=Object 15/content.xml><?xml version="1.0" encoding="utf-8"?>
<math xmlns="http://www.w3.org/1998/Math/MathML" display="block">
  <semantics>
    <mtable>
      <mtr>
        <mtd>
          <mrow>
            <msup>
              <mi>log</mi>
              <mn>3</mn>
            </msup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row/>
                </mrow>
              </mrow>
            </mrow>
          </mrow>
        </mtd>
        <mtd>
          <mrow>
            <mrow>
              <mfrac>
                <mn>1</mn>
                <mi>t</mi>
              </mfrac>
              <mo stretchy="false">⋅</mo>
              <mfrac>
                <mn>1</mn>
                <mi>u</mi>
              </mfrac>
              <mo stretchy="false">⋅</mo>
              <mfrac>
                <mn>1</mn>
                <mi>v</mi>
              </mfrac>
            </mrow>
            <mi mathvariant="italic">dv</mi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row/>
                </mrow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t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t</mi>
                          </mrow>
                          <mo stretchy="false">−</mo>
                          <mn>1</mn>
                        </mrow>
                      </msup>
                      <mrow>
                        <mi>t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u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u</mi>
                          </mrow>
                          <mo stretchy="false">−</mo>
                          <mn>1</mn>
                        </mrow>
                      </msup>
                      <mrow>
                        <mi>u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v</mi>
                        <mo stretchy="false">−</mo>
                        <mn>1</mn>
                      </mrow>
                    </mfrac>
                    <mo stretchy="false">−</mo>
                    <mfrac>
                      <msup>
                        <mi>e</mi>
                        <mrow>
                          <mrow>
                            <mo stretchy="false">−</mo>
                            <mi>v</mi>
                          </mrow>
                          <mo stretchy="false">−</mo>
                          <mn>1</mn>
                        </mrow>
                      </msup>
                      <mrow>
                        <mi>v</mi>
                        <mo stretchy="false">−</mo>
                        <mn>1</mn>
                      </mrow>
                    </mfrac>
                  </mrow>
                </mrow>
                <mo fence="true" stretchy="false">)</mo>
              </mrow>
            </mrow>
            <mi mathvariant="italic">dv</mi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row/>
                </mrow>
              </mrow>
            </mrow>
          </mrow>
        </mtd>
        <mtd>
          <mrow>
            <mfrac>
              <mn>1</mn>
              <mrow>
                <mi>t</mi>
                <mo stretchy="false">−</mo>
                <mn>1</mn>
              </mrow>
            </mfrac>
            <mo stretchy="false">⋅</mo>
            <mfrac>
              <mn>1</mn>
              <mrow>
                <mi>u</mi>
                <mo stretchy="false">−</mo>
                <mn>1</mn>
              </mrow>
            </mfrac>
            <mo stretchy="false">⋅</mo>
            <mfrac>
              <mn>1</mn>
              <mrow>
                <mi>v</mi>
                <mo stretchy="false">−</mo>
                <mn>1</mn>
              </mrow>
            </mfrac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row/>
                </mrow>
              </mrow>
            </mrow>
          </mrow>
        </mtd>
        <mtd>
          <mrow>
            <mrow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t</mi>
                      </mrow>
                    </mfrac>
                    <mo stretchy="false">−</mo>
                    <mfrac>
                      <mn>1</mn>
                      <mrow>
                        <mi>t</mi>
                        <mi>log</mi>
                        <mi>t</mi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u</mi>
                      </mrow>
                    </mfrac>
                    <mo stretchy="false">−</mo>
                    <mfrac>
                      <mn>1</mn>
                      <mrow>
                        <mi>u</mi>
                        <mi>log</mi>
                        <mi>u</mi>
                      </mrow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frac>
                      <mn>1</mn>
                      <mrow>
                        <mi>log</mi>
                        <mi>v</mi>
                      </mrow>
                    </mfrac>
                    <mo stretchy="false">−</mo>
                    <mfrac>
                      <mn>1</mn>
                      <mrow>
                        <mi>v</mi>
                        <mi>log</mi>
                        <mi>v</mi>
                      </mrow>
                    </mfrac>
                  </mrow>
                </mrow>
                <mo fence="true" stretchy="false">)</mo>
              </mrow>
            </mrow>
            <mi mathvariant="italic">dv</mi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row>
                  <msup>
                    <mi>log</mi>
                    <mn>3</mn>
                  </msup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row/>
                </mrow>
              </mrow>
            </mrow>
          </mrow>
        </mtd>
        <mtd>
          <mrow>
            <mi mathvariant="normal">κ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normal">κ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⋅</mo>
              <mi mathvariant="normal">κ</mi>
            </mrow>
            <mrow>
              <mo fence="true" stretchy="false">(</mo>
              <mrow>
                <mi>v</mi>
              </mrow>
              <mo fence="true" stretchy="false">)</mo>
            </mrow>
          </mrow>
        </mtd>
      </mtr>
    </mtable>
    <annotation encoding="StarMath 5.0">matrix{ 

log^3 x
#{}={}
#{}int from 1 to x int from 1 to x int from 1 to x {}
#{1 over t} cdot {1 over u} cdot {1 over v} dv du dt 

##

[log^3 x]^{"+"int""} 
#{}={}
#{}int from 1 to x int from 1 to {x - (t-1)} int from 1 to {x - (t-1)  - (u-1)} {}
#(1 over {t-1}-{{e^{-t-1}}over{t-1}}) cdot (1 over {u-1}-{{e^{-u-1}}over{u-1}}) cdot (1 over {v-1}-{{e^{-v-1}}over{v-1}}) dv du dt

##

[log^3 x]^{"+"sum""} 
#{}={}
#{}sum from t=2 to x sum from u=2 to {x - (t-1) } sum from v=2 to {x - (t-1) - (u-1)}{}
#{1 over { t-1 }} cdot {1 over { u-1 }} cdot {1 over { v-1 }}

##

[log^3 x]^{"*"int""} 
#{}={}
#{}int from 1 to x int from 1 to {x over t} int from 1 to {x over {t u}} {}
#(1 over {log t}-1 over {t log t}) cdot (1 over {log u}-1 over {u log u}) cdot (1 over {log v}-1 over {v log v}) dv du dt

##

[log^3 x]^{"*"sum""} 
#{}={}
#{}sum from t=2 to x sum from u=2 to lfloor x over t rfloor sum from v=2 to lfloor x over {t cdot u} rfloor {}
#%kappa( t ) cdot %kappa( u ) cdot %kappa( v )
}</annotation>
  </semantics>
</math>
</file>

<file path=Object 16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n>3</mn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</mtr>
    </mtable>
    <annotation encoding="StarMath 5.0">matrix{ 

(x-1)^3 
#{}={}
# {}int from 1 to x int from 1 to x int from 1 to x dv du dt 

##

[(x bold{-1})^3]^{"+"int""} 
#{}={}
# {}int from 1 to x int from 1 to {x - (t-1)} int from 1 to {x - (t-1)  - (u-1)} dv du dt

##

[(x bold{-1})^3]^{"+"sum""} 
#{}={}
# {}sum from t=2 to x sum from u=2 to {x - (t-1) } sum from v=2 to {x - (t-1) - (u-1)} 1

##

[(x bold{-1})^3]^{"*"int""} 
#{}={}
# {}int from 1 to x int from 1 to {x over t} int from 1 to {x over {t u}} dv du dt

##

[(x bold{-1})^3]^{"*"sum""} 
#{}={}
# {}sum from t=2 to x sum from u=2 to lfloor x over t rfloor sum from v=2 to lfloor x over {t cdot u} rfloor 1
}</annotation>
  </semantics>
</math>
</file>

<file path=Object 17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n>0</mn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0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</mtable>
    <annotation encoding="StarMath 5.0">matrix{ 

(x-1)^0 
#{}={}
#1 

##

[(x bold{-1})^0]^{"+"int""} 
#{}={}
#1

##

[(x bold{-1})^0]^{"+"sum""} 
#{}={}
#1

##

[(x bold{-1})^0]^{"*"int""} 
#{}={}
#1

##

[(x bold{-1})^0]^{"*"sum""} 
#{}={}
#1
}</annotation>
  </semantics>
</math>
</file>

<file path=Object 18/content.xml><?xml version="1.0" encoding="utf-8"?>
<math xmlns="http://www.w3.org/1998/Math/MathML" display="block">
  <semantics>
    <mtable>
      <mtr>
        <mtd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row>
                  <mi>x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</mtable>
    <annotation encoding="StarMath 5.0">matrix{ 

(x - 1) 
#{}={}
# {} int from 1 to x dt 

##

[x bold{-1}]^{"+"int""} 
#{}={}
# {} int from 1 to x dt

##

[x bold{-1}]^{"+"sum""} 
#{}={}
# {} sum from t=2 to x 1

##

[x bold{-1}]^{"*"int""} 
#{}={}
# {} int from 1 to x dt

##

[x bold{-1}]^{"*"sum""} 
#{}={}
# {} sum from t=2 to x 1
}</annotation>
  </semantics>
</math>
</file>

<file path=Object 19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n>2</mn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</mtr>
    </mtable>
    <annotation encoding="StarMath 5.0">matrix{ 

(x-1)^2
#{}={}
# {} int from 1 to x int from 1 to x du dt

##

[(x bold{-1})^2]^{"+"int""} 
#{}={}
# {} int from 1 to x int from 1 to {x - (t-1)} du dt

##

[(x bold{-1})^2]^{"+"sum""} 
#{}={}
# {} sum from t=2 to x sum from u=2 to {x - (t-1) } 1

##

[(x bold{-1})^2]^{"*"int""} 
#{}={}
# {} int from 1 to x int from 1 to {x over t} du dt

##

[(x bold{-1})^2]^{"*"sum""} 
#{}={}
# {} sum from t=2 to x sum from u=2 to lfloor x over t rfloor 1
}</annotation>
  </semantics>
</math>
</file>

<file path=Object 2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−</mo>
              <mrow/>
            </mrow>
            <mn>...</mn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−</mo>
            <mrow/>
          </mrow>
        </mtd>
        <mtd>
          <mrow>
            <mfrac>
              <mn>1</mn>
              <mn>2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frac>
              <mn>1</mn>
              <mn>3</mn>
            </mfrac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−</mo>
              <mrow/>
            </mrow>
            <mn>...</mn>
          </mrow>
        </mtd>
      </mtr>
    </mtable>
    <annotation encoding="StarMath 5.0">matrix{ 

log x 
#{}={}
#{}int from 1 to x dt 
#{}-{}#{1 over 2}int from 1 to x int from 1 to x du dt
#{}+{}#{1 over 3}int from 1 to x int from 1 to x int from 1 to x dv du dt 
#{}-{}...

##

[log x]^{"+"int""} 
#{}={}
#{}int from 1 to x dt
#{}-{}# {1 over 2}int from 1 to x int from 1 to {x - (t-1)} du dt
#{}+{}# {1 over 3}int from 1 to x int from 1 to {x - (t-1)} int from 1 to {x - (t-1)  - (u-1)} dv du dt
#{}-{}...

##

[log x]^{"+"sum""} 
#{}={}
#{}sum from t=2 to x 1
#{}-{}# {1 over 2}sum from t=2 to x sum from u=2 to {x - (t-1) } 1
#{}+{}# {1 over 3}sum from t=2 to x sum from u=2 to {x - (t-1) } sum from v=2 to {x - (t-1) - (u-1)} 1
#{}-{}...

##

[log x]^{"*"int""} 
#{}={}
#{}int from 1 to x dt
#{}-{}# {1 over 2}int from 1 to x int from 1 to {x over t} du dt
#{}+{}# {1 over 3}int from 1 to x int from 1 to {x over t} int from 1 to {x over {t u}} dv du dt
#{}-{}...

##

[log x]^{"*"sum""} 
#{}={}
#{}sum from t=2 to x 1
#{}-{}# {1 over 2}sum from t=2 to x sum from u=2 to lfloor x over t rfloor 1
#{}+{}# {1 over 3}sum from t=2 to x sum from u=2 to lfloor x over t rfloor sum from v=2 to lfloor x over {t cdot u} rfloor 1
#{}-{}...
}</annotation>
  </semantics>
</math>
</file>

<file path=Object 20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x</mi>
              </mrow>
            </mfrac>
            <mi>log</mi>
            <mi>x</mi>
          </mrow>
        </mtd>
        <mtd>
          <mrow>
            <mrow/>
            <mo stretchy="false">=</mo>
            <mrow/>
          </mrow>
        </mtd>
        <mtd>
          <mrow>
            <mi>log</mi>
            <mi>x</mi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−</mo>
              <mfrac>
                <msup>
                  <mi>e</mi>
                  <mrow>
                    <mrow>
                      <mo stretchy="false">−</mo>
                      <mi>x</mi>
                    </mrow>
                    <mo stretchy="false">−</mo>
                    <mn>1</mn>
                  </mrow>
                </msup>
                <mrow>
                  <mi>x</mi>
                  <mo stretchy="false">−</mo>
                  <mn>1</mn>
                </mrow>
              </mfrac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frac>
              <mn>1</mn>
              <mrow>
                <mi>x</mi>
                <mo stretchy="false">−</mo>
                <mn>1</mn>
              </mrow>
            </mfrac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frac>
                <mn>1</mn>
                <mrow>
                  <mi>log</mi>
                  <mi>x</mi>
                </mrow>
              </mfrac>
              <mo stretchy="false">−</mo>
              <mfrac>
                <mn>1</mn>
                <mrow>
                  <mi>x</mi>
                  <mi>log</mi>
                  <mi>x</mi>
                </mrow>
              </mfrac>
            </mrow>
          </mrow>
        </mtd>
      </mtr>
      <mtr>
        <mtd>
          <mrow>
            <mo stretchy="false">∇</mo>
            <msup>
              <mrow>
                <mo fence="true" stretchy="false">[</mo>
                <mrow>
                  <mrow>
                    <mi>log</mi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i mathvariant="normal">κ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{partial over {partial x}}log x
#{}={}
#log x

##

{partial over {partial x}}[log x]^{"+"int""}
#{}={}
#{} 1 over { x-1 } - e^{ -x-1 } over { x-1 }

##

nabla [log x]^{"+"sum""}
#{}={}
#{}1 over { x-1 }

##

{partial over {partial x}}[log x]^{"*"int""}
#{}={}
#{}1 over { log x }-{ 1 over {x log x} }

##

nabla [log x]^{"*"sum""}
#{}={}
#{}%kappa( x )
}</annotation>
  </semantics>
</math>
</file>

<file path=Object 21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i>log</mi>
              <mi>k</mi>
            </msup>
            <mi>x</mi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frac>
                <msup>
                  <mi>z</mi>
                  <mi>k</mi>
                </msup>
                <mrow>
                  <mi>k</mi>
                  <mi>!</mi>
                </mrow>
              </mfrac>
            </mrow>
            <msup>
              <mrow>
                <mo fence="true" stretchy="false">[</mo>
                <mrow>
                  <mrow>
                    <msup>
                      <mi>log</mi>
                      <mi>k</mi>
                    </msup>
                    <mi>x</mi>
                  </mrow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</mtr>
    </mtable>
    <annotation encoding="StarMath 5.0">matrix{ 

x^z
#{}={}
#{}sum from k=0 to infinity {z^k over {k!}}log^k x
##

[x^z]^{"+"int""}
#{}={}
#{}sum from k=0 to infinity {z^k over {k!}}[log^k x]^{"+"int""}

##

[x^z]^{"+"sum""}
#{}={}
#{}sum from k=0 to infinity {z^k over {k!}}[log^k x]^{"+"sum""}

##

[x^z]^{"*"int""}
#{}={}
#{}sum from k=0 to infinity {z^k over {k!}}[log^k x]^{"*"int""}

##

[x^z]^{"*"sum""}
#{}={}
#{}sum from k=0 to infinity {z^k over {k!}}[log^k x]^{"*"sum""}
}</annotation>
  </semantics>
</math>
</file>

<file path=Object 22/content.xml><?xml version="1.0" encoding="utf-8"?>
<math xmlns="http://www.w3.org/1998/Math/MathML" display="block">
  <semantics>
    <mtable>
      <mtr>
        <mtd>
          <msup>
            <mi>x</mi>
            <mn>3</mn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3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n>3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</mtr>
    </mtable>
    <annotation encoding="StarMath 5.0">matrix{ 

x^3 
#{}={}
#1 
#{}+{}# {}3 int from 1 to x dt 
#{}+{}# {}3 int from 1 to x int from 1 to x du dt
#{}+{}# {}int from 1 to x int from 1 to x int from 1 to x dv du dt 

##

[x^3]^{"+"int""} 
#{}={}
#1
#{}+{}# {}3 int from 1 to x dt
#{}+{}# {}3 int from 1 to x int from 1 to {x - (t-1)} du dt
#{}+{}# {}int from 1 to x int from 1 to {x - (t-1)} int from 1 to {x - (t-1)  - (u-1)} dv du dt

##

[x^3]^{"+"sum""} 
#{}={}
#1
#{}+{}# {}3 sum from t=2 to x 1
#{}+{}# {}3 sum from t=2 to x sum from u=2 to {x - (t-1) } 1
#{}+{}# {}sum from t=2 to x sum from u=2 to {x - (t-1) } sum from v=2 to {x - (t-1) - (u-1)} 1

##

[x^3]^{"*"int""} 
#{}={}
#1
#{}+{}# {}3 int from 1 to x dt
#{}+{}# {}3 int from 1 to x int from 1 to {x over t} du dt
#{}+{}# {}int from 1 to x int from 1 to {x over t} int from 1 to {x over {t u}} dv du dt

##

[x^3]^{"*"sum""} 
#{}={}
#1
#{}+{}# {}3 sum from t=2 to x 1
#{}+{}# {}3 sum from t=2 to x sum from u=2 to lfloor x over t rfloor 1
#{}+{}# {}sum from t=2 to x sum from u=2 to lfloor x over t rfloor sum from v=2 to lfloor x over {t cdot u} rfloor 1
}</annotation>
  </semantics>
</math>
</file>

<file path=Object 23/content.xml><?xml version="1.0" encoding="utf-8"?>
<math xmlns="http://www.w3.org/1998/Math/MathML" display="block">
  <semantics>
    <mtable>
      <mtr>
        <mtd>
          <msup>
            <mi>x</mi>
            <mn>0</mn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  <mtr>
        <mtd>
          <msup>
            <mrow>
              <mo fence="true" stretchy="false">[</mo>
              <mrow>
                <msup>
                  <mi>x</mi>
                  <mn>0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</mtr>
    </mtable>
    <annotation encoding="StarMath 5.0">matrix{ 

x^0 
#{}={}
#1 

##

[x^0]^{"+"int""} 
#{}={}
#1

##

[x^0]^{"+"sum""} 
#{}={}
#1

##

[x^0]^{"*"int""} 
#{}={}
#1

##

[x^0]^{"*"sum""} 
#{}={}
#1
}</annotation>
  </semantics>
</math>
</file>

<file path=Object 24/content.xml><?xml version="1.0" encoding="utf-8"?>
<math xmlns="http://www.w3.org/1998/Math/MathML" display="block">
  <semantics>
    <mtable>
      <mtr>
        <mtd>
          <mi>x</mi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</mtr>
      <mtr>
        <mtd>
          <msup>
            <mrow>
              <mo fence="true" stretchy="false">[</mo>
              <mrow>
                <mi>x</mi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</mtr>
    </mtable>
    <annotation encoding="StarMath 5.0">matrix{ 

x 
#{}={}
#1 
#{}+{}# {} int from 1 to x dt 

##

[x]^{"+"int""} 
#{}={}
#1
#{}+{}# {} int from 1 to x dt

##

[x]^{"+"sum""} 
#{}={}
#1
#{}+{}# {} sum from t=2 to x 1

##

[x]^{"*"int""} 
#{}={}
#1
#{}+{}# {} int from 1 to x dt

##

[x]^{"*"sum""} 
#{}={}
#1
#{}+{}# {} sum from t=2 to x 1
}</annotation>
  </semantics>
</math>
</file>

<file path=Object 25/content.xml><?xml version="1.0" encoding="utf-8"?>
<math xmlns="http://www.w3.org/1998/Math/MathML" display="block">
  <semantics>
    <mtable>
      <mtr>
        <mtd>
          <msup>
            <mi>x</mi>
            <mn>2</mn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</mtr>
      <mtr>
        <mtd>
          <msup>
            <mrow>
              <mo fence="true" stretchy="false">[</mo>
              <mrow>
                <msup>
                  <mi>x</mi>
                  <mn>2</mn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/>
            <mn>2</mn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/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</mtr>
    </mtable>
    <annotation encoding="StarMath 5.0">matrix{ 

x^2
#{}={}
#1 
#{}+{}# {} 2 int from 1 to x dt 
#{}+{}# {} int from 1 to x int from 1 to x du dt

##

[x^2]^{"+"int""} 
#{}={}
#1
#{}+{}# {} 2 int from 1 to x dt
#{}+{}# {} int from 1 to x int from 1 to {x - (t-1)} du dt

##

[x^2]^{"+"sum""} 
#{}={}
#1
#{}+{}# {} 2 sum from t=2 to x 1
#{}+{}# {} sum from t=2 to x sum from u=2 to {x - (t-1) } 1

##

[x^2]^{"*"int""} 
#{}={}
#1
#{}+{}# {} 2 int from 1 to x dt
#{}+{}# {} int from 1 to x int from 1 to {x over t} du dt

##

[x^2]^{"*"sum""} 
#{}={}
#1
#{}+{}# {} 2 sum from t=2 to x 1
#{}+{}# {} sum from t=2 to x sum from u=2 to lfloor x over t rfloor 1
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i>k</mi>
    </msup>
    <annotation encoding="StarMath 5.0">(x-1)^k</annotation>
  </semantics>
</math>
</file>

<file path=Object 27/content.xml><?xml version="1.0" encoding="utf-8"?>
<math xmlns="http://www.w3.org/1998/Math/MathML" display="block">
  <semantics>
    <msup>
      <mi>x</mi>
      <mi>z</mi>
    </msup>
    <annotation encoding="StarMath 5.0">x^z</annotation>
  </semantics>
</math>
</file>

<file path=Object 28/content.xml><?xml version="1.0" encoding="utf-8"?>
<math xmlns="http://www.w3.org/1998/Math/MathML" display="block">
  <semantics>
    <mrow>
      <mi>log</mi>
      <mi>x</mi>
    </mrow>
    <annotation encoding="StarMath 5.0">log x</annotation>
  </semantics>
</math>
</file>

<file path=Object 29/content.xml><?xml version="1.0" encoding="utf-8"?>
<math xmlns="http://www.w3.org/1998/Math/MathML" display="block">
  <semantics>
    <mrow>
      <msup>
        <mi>log</mi>
        <mi>k</mi>
      </msup>
      <mi>x</mi>
    </mrow>
    <annotation encoding="StarMath 5.0">log^k x</annotation>
  </semantics>
</math>
</file>

<file path=Object 3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i>x</mi>
                </munderover>
                <mrow>
                  <munderover>
                    <mo stretchy="false">∫</mo>
                    <mn>1</mn>
                    <mi>x</mi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∫</mo>
                    <mn>1</mn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i>u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i mathvariant="italic">dt</mi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i mathvariant="italic">du</mi>
              </mrow>
            </mrow>
            <mi mathvariant="italic">dt</mi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∫</mo>
                <mn>1</mn>
                <mi>x</mi>
              </munderover>
              <mrow>
                <munderover>
                  <mo stretchy="false">∫</mo>
                  <mn>1</mn>
                  <mfrac>
                    <mi>x</mi>
                    <mi>t</mi>
                  </mfrac>
                </munderover>
                <mrow>
                  <munderover>
                    <mo stretchy="false">∫</mo>
                    <mn>1</mn>
                    <mfrac>
                      <mi>x</mi>
                      <mrow>
                        <mi>t</mi>
                        <mi>u</mi>
                      </mrow>
                    </mfrac>
                  </munderover>
                  <mi mathvariant="italic">dv</mi>
                </mrow>
              </mrow>
            </mrow>
            <mi mathvariant="italic">du</mi>
            <mi mathvariant="italic">dt</mi>
          </mrow>
        </mtd>
        <mtd>
          <mrow>
            <mrow>
              <mrow/>
              <mo stretchy="false">+</mo>
              <mrow/>
            </mrow>
            <mn>...</mn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n>1</mn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1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n>1</mn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2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n>1</mn>
              </mrow>
            </mrow>
          </mrow>
        </mtd>
        <mtd>
          <mrow>
            <mrow/>
            <mo stretchy="false">+</mo>
            <mrow/>
          </mrow>
        </mtd>
        <mtd>
          <mrow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n>3</mn>
                    </mtd>
                  </mtr>
                </mtable>
              </mrow>
              <mo fence="true" stretchy="false">)</mo>
            </mrow>
            <mrow>
              <munderover>
                <mo stretchy="false">∑</mo>
                <mrow>
                  <mi>t</mi>
                  <mo stretchy="false">=</mo>
                  <mn>2</mn>
                </mrow>
                <mi>x</mi>
              </munderover>
              <mrow>
                <munderover>
                  <mo stretchy="false">∑</mo>
                  <mrow>
                    <mi>u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x</mi>
                        <mi>t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v</mi>
                      <mo stretchy="false">=</mo>
                      <mn>2</mn>
                    </mrow>
                    <mrow>
                      <mo fence="true" stretchy="false">⌊</mo>
                      <mrow>
                        <mfrac>
                          <mi>x</mi>
                          <mrow>
                            <mi>t</mi>
                            <mo stretchy="false">⋅</mo>
                            <mi>u</mi>
                          </mrow>
                        </mfrac>
                      </mrow>
                      <mo fence="true" stretchy="false">⌋</mo>
                    </mrow>
                  </munderover>
                  <mn>1</mn>
                </mrow>
              </mrow>
            </mrow>
          </mrow>
        </mtd>
        <mtd>
          <mrow>
            <mrow>
              <mrow/>
              <mo stretchy="false">+</mo>
              <mrow/>
            </mrow>
            <mn>...</mn>
          </mrow>
        </mtd>
      </mtr>
    </mtable>
    <annotation encoding="StarMath 5.0">matrix{ 

x^z 
#{}={}
#1 
#{}+{}#(binom{z}{1})int from 1 to x dt 
#{}+{}#(binom{z}{2})int from 1 to x int from 1 to x du dt
#{}+{}#(binom{z}{3})int from 1 to x int from 1 to x int from 1 to x dv du dt 
#{}+{}...

##

[x^z]^{"+"int""} 
#{}={}
#1
#{}+{}# (binom{z}{1})int from 1 to x dt
#{}+{}# (binom{z}{2})int from 1 to x int from 1 to {x - (t-1)} du dt
#{}+{}# (binom{z}{3})int from 1 to x int from 1 to {x - (t-1)} int from 1 to {x - (t-1)  - (u-1)} dv du dt
#{}+{}...

##

[x^z]^{"+"sum""} 
#{}={}
#1
#{}+{}# (binom{z}{1})sum from t=2 to x 1
#{}+{}# (binom{z}{2})sum from t=2 to x sum from u=2 to {x - (t-1) } 1
#{}+{}# (binom{z}{3})sum from t=2 to x sum from u=2 to {x - (t-1) } sum from v=2 to {x - (t-1) - (u-1)} 1
#{}+{}...

##

[x^z]^{"*"int""} 
#{}={}
#1
#{}+{}# (binom{z}{1})int from 1 to x dt
#{}+{}# (binom{z}{2})int from 1 to x int from 1 to {x over t} du dt
#{}+{}# (binom{z}{3})int from 1 to x int from 1 to {x over t} int from 1 to {x over {t u}} dv du dt
#{}+{} ...

##

[x^z]^{"*"sum""} 
#{}={}
#1
#{}+{}# (binom{z}{1})sum from t=2 to x 1
#{}+{}# (binom{z}{2})sum from t=2 to x sum from u=2 to lfloor x over t rfloor 1
#{}+{}# (binom{z}{3})sum from t=2 to x sum from u=2 to lfloor x over t rfloor sum from v=2 to lfloor x over {t cdot u} rfloor 1
#{}+{} ...
}</annotation>
  </semantics>
</math>
</file>

<file path=Object 30/content.xml><?xml version="1.0" encoding="utf-8"?>
<math xmlns="http://www.w3.org/1998/Math/MathML" display="block">
  <semantics>
    <msup>
      <mi>x</mi>
      <mi>k</mi>
    </msup>
    <annotation encoding="StarMath 5.0">x^k</annotation>
  </semantics>
</math>
</file>

<file path=Object 31/content.xml><?xml version="1.0" encoding="utf-8"?>
<math xmlns="http://www.w3.org/1998/Math/MathML" display="block">
  <semantics>
    <mrow>
      <mrow>
        <msup>
          <mi>x</mi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i>log</mi>
        <mi>k</mi>
      </msup>
      <mi>x</mi>
    </mrow>
    <annotation encoding="StarMath 5.0">x^z
=
sum from k=0 to infinity {z^k over {k!}}log^k x
</annotation>
  </semantics>
</math>
</file>

<file path=Object 32/content.xml><?xml version="1.0" encoding="utf-8"?>
<math xmlns="http://www.w3.org/1998/Math/MathML" display="block">
  <semantics>
    <msup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  <mn>2</mn>
    </msup>
    <annotation encoding="StarMath 5.0">(t-1)^2</annotation>
  </semantics>
</math>
</file>

<file path=Object 33/content.xml><?xml version="1.0" encoding="utf-8"?>
<math xmlns="http://www.w3.org/1998/Math/MathML" display="block">
  <semantics>
    <mrow>
      <mi>x</mi>
      <mo stretchy="false">≥</mo>
      <mn>1</mn>
    </mrow>
    <annotation encoding="StarMath 5.0">x&gt;=1</annotation>
  </semantics>
</math>
</file>

<file path=Object 34/content.xml><?xml version="1.0" encoding="utf-8"?>
<math xmlns="http://www.w3.org/1998/Math/MathML" display="block">
  <semantics>
    <mrow>
      <mi>x</mi>
      <mo stretchy="false">≤</mo>
      <mi>t</mi>
    </mrow>
    <annotation encoding="StarMath 5.0">x &lt;= t</annotation>
  </semantics>
</math>
</file>

<file path=Object 35/content.xml><?xml version="1.0" encoding="utf-8"?>
<math xmlns="http://www.w3.org/1998/Math/MathML" display="block">
  <semantics>
    <mrow>
      <mi>y</mi>
      <mo stretchy="false">≥</mo>
      <mn>1</mn>
    </mrow>
    <annotation encoding="StarMath 5.0">y&gt;=1</annotation>
  </semantics>
</math>
</file>

<file path=Object 36/content.xml><?xml version="1.0" encoding="utf-8"?>
<math xmlns="http://www.w3.org/1998/Math/MathML" display="block">
  <semantics>
    <mrow>
      <mi>y</mi>
      <mo stretchy="false">≤</mo>
      <mi>t</mi>
    </mrow>
    <annotation encoding="StarMath 5.0">y &lt;= t</annotation>
  </semantics>
</math>
</file>

<file path=Object 37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+</mo>
        <mrow>
          <mo stretchy="false">∫</mo>
          <mtext/>
        </mrow>
      </mrow>
    </msup>
    <annotation encoding="StarMath 5.0">[(t bold{-1})^2]^{ ""+int"" }</annotation>
  </semantics>
</math>
</file>

<file path=Object 38/content.xml><?xml version="1.0" encoding="utf-8"?>
<math xmlns="http://www.w3.org/1998/Math/MathML" display="block">
  <semantics>
    <mrow>
      <mi>x</mi>
      <mo stretchy="false">≥</mo>
      <mn>0</mn>
    </mrow>
    <annotation encoding="StarMath 5.0">x&gt;=0</annotation>
  </semantics>
</math>
</file>

<file path=Object 39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+</mo>
        <mrow>
          <mo stretchy="false">∑</mo>
          <mtext/>
        </mrow>
      </mrow>
    </msup>
    <annotation encoding="StarMath 5.0">[(t bold{-1})^2]^{ ""+sum"" }</annotation>
  </semantics>
</math>
</file>

<file path=Object 4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0</mn>
                </mrow>
                <mi mathvariant="normal">∞</mi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stretchy="false">)</mo>
              </mrow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</mtr>
    </mtable>
    <annotation encoding="StarMath 5.0">matrix{ 

x^z
#{}={}
#{}sum from k=0 to infinity (binom{z}{k})(x-1)^{k}

##

[x^z]^{"+"int""}
#{}={}
#{}sum from k=0 to infinity (binom{z}{k})[(x bold{-1})^{k}]^{"+"int""}

##

[x^z]^{"+"sum""}
#{}={}
#{}sum from k=0 to infinity (binom{z}{k})[(x bold{-1})^{k}]^{"+"sum""}

##

[x^z]^{"*"int""}
#{}={}
#{}sum from k=0 to infinity (binom{z}{k})[(x bold{-1})^k]^{"*"int""}

##

[x^z]^{"*"sum""}
#{}={}
#{}sum from k=0 to infinity (binom{z}{k})[(x bold{-1})^{k}]^{"*"sum""}
}</annotation>
  </semantics>
</math>
</file>

<file path=Object 40/content.xml><?xml version="1.0" encoding="utf-8"?>
<math xmlns="http://www.w3.org/1998/Math/MathML" display="block">
  <semantics>
    <mrow>
      <mi>y</mi>
      <mo stretchy="false">≥</mo>
      <mn>0</mn>
    </mrow>
    <annotation encoding="StarMath 5.0">y&gt;=0</annotation>
  </semantics>
</math>
</file>

<file path=Object 41/content.xml><?xml version="1.0" encoding="utf-8"?>
<math xmlns="http://www.w3.org/1998/Math/MathML" display="block">
  <semantics>
    <mrow>
      <mrow>
        <mi>x</mi>
        <mo stretchy="false">+</mo>
        <mi>y</mi>
      </mrow>
      <mo stretchy="false">≤</mo>
      <mrow>
        <mi>t</mi>
        <mo stretchy="false">−</mo>
        <mn>1</mn>
      </mrow>
    </mrow>
    <annotation encoding="StarMath 5.0">x+y &lt;= t-1</annotation>
  </semantics>
</math>
</file>

<file path=Object 42/content.xml><?xml version="1.0" encoding="utf-8"?>
<math xmlns="http://www.w3.org/1998/Math/MathML" display="block">
  <semantics>
    <mrow>
      <mi>x</mi>
      <mo stretchy="false">≥</mo>
      <mn>1</mn>
    </mrow>
    <annotation encoding="StarMath 5.0">x&gt;=1</annotation>
  </semantics>
</math>
</file>

<file path=Object 43/content.xml><?xml version="1.0" encoding="utf-8"?>
<math xmlns="http://www.w3.org/1998/Math/MathML" display="block">
  <semantics>
    <mrow>
      <mi>y</mi>
      <mo stretchy="false">≥</mo>
      <mn>1</mn>
    </mrow>
    <annotation encoding="StarMath 5.0">y&gt;=1</annotation>
  </semantics>
</math>
</file>

<file path=Object 44/content.xml><?xml version="1.0" encoding="utf-8"?>
<math xmlns="http://www.w3.org/1998/Math/MathML" display="block">
  <semantics>
    <mrow>
      <mrow>
        <mi>x</mi>
        <mo stretchy="false">+</mo>
        <mi>y</mi>
      </mrow>
      <mo stretchy="false">≤</mo>
      <mrow>
        <mi>t</mi>
        <mo stretchy="false">−</mo>
        <mn>1</mn>
      </mrow>
    </mrow>
    <annotation encoding="StarMath 5.0">x+y &lt;= t-1</annotation>
  </semantics>
</math>
</file>

<file path=Object 45/content.xml><?xml version="1.0" encoding="utf-8"?>
<math xmlns="http://www.w3.org/1998/Math/MathML" display="block">
  <semantics>
    <mfrac>
      <msup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n>2</mn>
      </msup>
      <mn>2</mn>
    </mfrac>
    <annotation encoding="StarMath 5.0">{(t-1)^2}over{ 2 }</annotation>
  </semantics>
</math>
</file>

<file path=Object 46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∗</mo>
        <mrow>
          <mo stretchy="false">∫</mo>
          <mtext/>
        </mrow>
      </mrow>
    </msup>
    <annotation encoding="StarMath 5.0">[(t bold{-1})^2]^{ ""*int"" }</annotation>
  </semantics>
</math>
</file>

<file path=Object 47/content.xml><?xml version="1.0" encoding="utf-8"?>
<math xmlns="http://www.w3.org/1998/Math/MathML" display="block">
  <semantics>
    <mrow>
      <mi>x</mi>
      <mo stretchy="false">≥</mo>
      <mn>1</mn>
    </mrow>
    <annotation encoding="StarMath 5.0">x&gt;=1</annotation>
  </semantics>
</math>
</file>

<file path=Object 48/content.xml><?xml version="1.0" encoding="utf-8"?>
<math xmlns="http://www.w3.org/1998/Math/MathML" display="block">
  <semantics>
    <mrow>
      <mi>y</mi>
      <mo stretchy="false">≥</mo>
      <mn>1</mn>
    </mrow>
    <annotation encoding="StarMath 5.0">y&gt;=1</annotation>
  </semantics>
</math>
</file>

<file path=Object 49/content.xml><?xml version="1.0" encoding="utf-8"?>
<math xmlns="http://www.w3.org/1998/Math/MathML" display="block">
  <semantics>
    <mrow>
      <mrow>
        <mi>x</mi>
        <mo stretchy="false">⋅</mo>
        <mi>y</mi>
      </mrow>
      <mo stretchy="false">≤</mo>
      <mi>t</mi>
    </mrow>
    <annotation encoding="StarMath 5.0">x cdot y &lt;= t</annotation>
  </semantics>
</math>
</file>

<file path=Object 5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</mtr>
    </mtable>
    <annotation encoding="StarMath 5.0">matrix{ 

log x
#{}={}
#{}sum from k=1 to infinity {(-1)^{k+1} over k}(x-1)^{k}

##

[log x]^{"+"int""}
#{}={}
#{}sum from k=1 to infinity {(-1)^{k+1} over k}[(x bold{-1})^{k}]^{"+"int""}

##

[log x]^{"+"sum""}
#{}={}
#{}sum from k=1 to infinity {(-1)^{k+1} over k}[(x bold{-1})^{k}]^{"+"sum""}

##

[log x]^{"*"int""}
#{}={}
#{}sum from k=1 to infinity {(-1)^{k+1} over k}[(x bold{-1})^k]^{"*"int""}

##

[log x]^{"*"sum""}
#{}={}
#{}sum from k=1 to infinity {(-1)^{k+1} over k}[(x bold{-1})^{k}]^{"*"sum""}
}</annotation>
  </semantics>
</math>
</file>

<file path=Object 50/content.xml><?xml version="1.0" encoding="utf-8"?>
<math xmlns="http://www.w3.org/1998/Math/MathML" display="block">
  <semantics>
    <mrow>
      <mi>t</mi>
      <mi>log</mi>
      <mrow>
        <mi>t</mi>
        <mo stretchy="false">−</mo>
        <mi>t</mi>
        <mo stretchy="false">+</mo>
        <mn>1</mn>
      </mrow>
    </mrow>
    <annotation encoding="StarMath 5.0">t log t - t + 1</annotation>
  </semantics>
</math>
</file>

<file path=Object 51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∗</mo>
        <mrow>
          <mo stretchy="false">∫</mo>
          <mtext/>
        </mrow>
      </mrow>
    </msup>
    <annotation encoding="StarMath 5.0">[(t bold{-1})^2]^{ ""*int"" }</annotation>
  </semantics>
</math>
</file>

<file path=Object 52/content.xml><?xml version="1.0" encoding="utf-8"?>
<math xmlns="http://www.w3.org/1998/Math/MathML" display="block">
  <semantics>
    <mrow>
      <mi>x</mi>
      <mo stretchy="false">≥</mo>
      <mn>1</mn>
    </mrow>
    <annotation encoding="StarMath 5.0">x&gt;=1</annotation>
  </semantics>
</math>
</file>

<file path=Object 53/content.xml><?xml version="1.0" encoding="utf-8"?>
<math xmlns="http://www.w3.org/1998/Math/MathML" display="block">
  <semantics>
    <mrow>
      <mi>y</mi>
      <mo stretchy="false">≥</mo>
      <mn>1</mn>
    </mrow>
    <annotation encoding="StarMath 5.0">y&gt;=1</annotation>
  </semantics>
</math>
</file>

<file path=Object 54/content.xml><?xml version="1.0" encoding="utf-8"?>
<math xmlns="http://www.w3.org/1998/Math/MathML" display="block">
  <semantics>
    <mrow>
      <mrow>
        <mi>x</mi>
        <mo stretchy="false">+</mo>
        <mi>y</mi>
      </mrow>
      <mo stretchy="false">≤</mo>
      <mrow>
        <mi>t</mi>
        <mo stretchy="false">−</mo>
        <mn>1</mn>
      </mrow>
    </mrow>
    <annotation encoding="StarMath 5.0">x+y &lt;= t-1</annotation>
  </semantics>
</math>
</file>

<file path=Object 55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+</mo>
        <mrow>
          <mo stretchy="false">∑</mo>
          <mtext/>
        </mrow>
      </mrow>
    </msup>
    <annotation encoding="StarMath 5.0">[(t bold{-1})^2]^{ ""+sum"" }</annotation>
  </semantics>
</math>
</file>

<file path=Object 56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+</mo>
        <mrow>
          <mo stretchy="false">∫</mo>
          <mtext/>
        </mrow>
      </mrow>
    </msup>
    <annotation encoding="StarMath 5.0">[(t bold{-1})^2]^{ ""+int"" }</annotation>
  </semantics>
</math>
</file>

<file path=Object 57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+</mo>
        <mrow>
          <mo stretchy="false">∑</mo>
          <mtext/>
        </mrow>
      </mrow>
    </msup>
    <annotation encoding="StarMath 5.0">[(t bold{-1})^2]^{ ""+sum"" }</annotation>
  </semantics>
</math>
</file>

<file path=Object 58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+</mo>
        <mrow>
          <mo stretchy="false">∫</mo>
          <mtext/>
        </mrow>
      </mrow>
    </msup>
    <annotation encoding="StarMath 5.0">[(t bold{-1})^2]^{ ""+int"" }</annotation>
  </semantics>
</math>
</file>

<file path=Object 59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∗</mo>
        <mrow>
          <mo stretchy="false">∫</mo>
          <mtext/>
        </mrow>
      </mrow>
    </msup>
    <annotation encoding="StarMath 5.0">[(t bold{-1})^2]^{ ""*int"" }</annotation>
  </semantics>
</math>
</file>

<file path=Object 6/content.xml><?xml version="1.0" encoding="utf-8"?>
<math xmlns="http://www.w3.org/1998/Math/MathML" display="block">
  <semantics>
    <mtable>
      <mtr>
        <mtd>
          <mrow>
            <mi>log</mi>
            <mi>x</mi>
          </mrow>
        </mtd>
        <mtd>
          <mrow>
            <mrow/>
            <mo stretchy="false">=</mo>
            <mrow/>
          </mrow>
        </mtd>
        <mtd>
          <mrow>
            <mi>log</mi>
            <mi>x</mi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i mathvariant="normal">Γ</mi>
            <mrow>
              <mrow>
                <mo fence="true" stretchy="false">(</mo>
                <mrow>
                  <mrow>
                    <mn>0,</mn>
                    <mo stretchy="false">−</mo>
                    <mi>x</mi>
                    <mo stretchy="false">+</mo>
                    <mn>1</mn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normal">γ</mi>
            </mrow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H</mi>
              <mrow>
                <mi>x</mi>
                <mo stretchy="false">−</mo>
                <mn>1</mn>
              </mrow>
            </msub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i mathvariant="italic">li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og</mi>
            </mrow>
            <mi>log</mi>
            <mrow>
              <mi>x</mi>
              <mo stretchy="false">−</mo>
              <mi mathvariant="normal">γ</mi>
            </mrow>
          </mrow>
        </mtd>
      </mtr>
      <mtr>
        <mtd>
          <msup>
            <mrow>
              <mo fence="true" stretchy="false">[</mo>
              <mrow>
                <mrow>
                  <mi>log</mi>
                  <mi>x</mi>
                </mrow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i mathvariant="normal">Π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log x
#{}={}
#log x

##

[log x]^{"+"int""}
#{}={}
#{}%GAMMA( 0,-x+1 )+log( x-1 )+%gamma

##

[log x]^{"+"sum""}
#{}={}
#{}H_{ x-1 }

##

[log x]^{"*"int""}
#{}={}
#{}li( x ) - log log x - %gamma

##

[log x]^{"*"sum""}
#{}={}
#{}%PI( x )
}</annotation>
  </semantics>
</math>
</file>

<file path=Object 60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row>
                  <mi>t</mi>
                  <mstyle mathvariant="bold">
                    <mrow>
                      <mo stretchy="false">−</mo>
                      <mn>1</mn>
                    </mrow>
                  </mstyle>
                </mrow>
              </mrow>
              <mo fence="true" stretchy="false">)</mo>
            </mrow>
            <mn>2</mn>
          </msup>
        </mrow>
        <mo fence="true" stretchy="false">]</mo>
      </mrow>
      <mrow>
        <mtext/>
        <mo stretchy="false">+</mo>
        <mrow>
          <mo stretchy="false">∫</mo>
          <mtext/>
        </mrow>
      </mrow>
    </msup>
    <annotation encoding="StarMath 5.0">[(t bold{-1})^2]^{ ""+int"" }</annotation>
  </semantics>
</math>
</file>

<file path=Object 6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3</mn>
        </msup>
        <mo stretchy="false">=</mo>
        <mrow>
          <munderover>
            <mo stretchy="false">∫</mo>
            <mn>1</mn>
            <mi>x</mi>
          </munderover>
          <mrow>
            <munderover>
              <mo stretchy="false">∫</mo>
              <mn>1</mn>
              <mi>x</mi>
            </munderover>
            <mrow>
              <munderover>
                <mo stretchy="false">∫</mo>
                <mn>1</mn>
                <mi>x</mi>
              </munderover>
              <mi mathvariant="italic">dv</mi>
            </mrow>
          </mrow>
        </mrow>
      </mrow>
      <mi mathvariant="italic">du</mi>
      <mi mathvariant="italic">dt</mi>
    </mrow>
    <annotation encoding="StarMath 5.0">(x-1)^3 = int from 1 to x int from 1 to x int from 1 to x dv du dt 
</annotation>
  </semantics>
</math>
</file>

<file path=Object 62/content.xml><?xml version="1.0" encoding="utf-8"?>
<math xmlns="http://www.w3.org/1998/Math/MathML" display="block">
  <semantics>
    <mrow>
      <mo fence="true" stretchy="false">[</mo>
      <mrow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n>3</mn>
        </msup>
      </mrow>
      <mo fence="true" stretchy="false">]</mo>
    </mrow>
    <annotation encoding="StarMath 5.0">
[(x bold{-1})^3]</annotation>
  </semantics>
</math>
</file>

<file path=Object 63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64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65/content.xml><?xml version="1.0" encoding="utf-8"?>
<math xmlns="http://www.w3.org/1998/Math/MathML" display="block">
  <semantics>
    <mrow>
      <mrow/>
      <mfrac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i>k</mi>
        </msup>
        <mrow>
          <mi>k</mi>
          <mi>!</mi>
        </mrow>
      </mfrac>
    </mrow>
    <annotation encoding="StarMath 5.0">{}{(x-1)^k}over{ k! }</annotation>
  </semantics>
</math>
</file>

<file path=Object 66/content.xml><?xml version="1.0" encoding="utf-8"?>
<math xmlns="http://www.w3.org/1998/Math/MathML" display="block">
  <semantics>
    <mrow>
      <mrow/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{}(-1)^k cdot {{ %gamma(k,-log x) }over{ %GAMMA(k) }}</annotation>
  </semantics>
</math>
</file>

<file path=Object 67/content.xml><?xml version="1.0" encoding="utf-8"?>
<math xmlns="http://www.w3.org/1998/Math/MathML" display="block">
  <semantics>
    <mrow>
      <msub>
        <mi>D</mi>
        <mi>k</mi>
      </msub>
      <mi>'</mi>
      <mrow>
        <mo fence="true" stretchy="false">(</mo>
        <mrow>
          <mi>x</mi>
        </mrow>
        <mo fence="true" stretchy="false">)</mo>
      </mrow>
    </mrow>
    <annotation encoding="StarMath 5.0">D_k'( x )</annotation>
  </semantics>
</math>
</file>

<file path=Object 68/content.xml><?xml version="1.0" encoding="utf-8"?>
<math xmlns="http://www.w3.org/1998/Math/MathML" display="block">
  <semantics>
    <mrow>
      <mo fence="true" stretchy="false">(</mo>
      <mrow>
        <mtable>
          <mtr>
            <mtd>
              <mrow>
                <mi>x</mi>
                <mo stretchy="false">−</mo>
                <mn>1</mn>
              </mrow>
            </mtd>
          </mtr>
          <mtr>
            <mtd>
              <mi>k</mi>
            </mtd>
          </mtr>
        </mtable>
      </mrow>
      <mo fence="true" stretchy="false">)</mo>
    </mrow>
    <annotation encoding="StarMath 5.0">(binom{x-1}{k})</annotation>
  </semantics>
</math>
</file>

<file path=Object 69/content.xml><?xml version="1.0" encoding="utf-8"?>
<math xmlns="http://www.w3.org/1998/Math/MathML" display="block">
  <semantics>
    <mrow>
      <mtext/>
      <mrow>
        <mo stretchy="false">∫</mo>
        <mtext/>
      </mrow>
    </mrow>
    <annotation encoding="StarMath 5.0">""int""</annotation>
  </semantics>
</math>
</file>

<file path=Object 7/content.xml><?xml version="1.0" encoding="utf-8"?>
<math xmlns="http://www.w3.org/1998/Math/MathML" display="block">
  <semantics>
    <mtable>
      <mtr>
        <mtd>
          <msup>
            <mi>x</mi>
            <mi>z</mi>
          </msup>
        </mtd>
        <mtd>
          <mrow>
            <mrow/>
            <mo stretchy="false">=</mo>
            <mrow/>
          </mrow>
        </mtd>
        <mtd>
          <msup>
            <mi>x</mi>
            <mi>z</mi>
          </msup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L</mi>
              <mi>z</mi>
            </msub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frac>
              <msup>
                <mi>x</mi>
                <mrow>
                  <mo fence="true" stretchy="false">(</mo>
                  <mrow>
                    <mi>z</mi>
                  </mrow>
                  <mo fence="true" stretchy="false">)</mo>
                </mrow>
              </msup>
              <mrow>
                <mi>z</mi>
                <mi>!</mi>
              </mrow>
            </mfrac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L</mi>
              <mrow>
                <mo stretchy="false">−</mo>
                <mi>z</mi>
              </mrow>
            </msub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</mrow>
        </mtd>
      </mtr>
      <mtr>
        <mtd>
          <msup>
            <mrow>
              <mo fence="true" stretchy="false">[</mo>
              <mrow>
                <msup>
                  <mi>x</mi>
                  <mi>z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D</mi>
              <mi>z</mi>
            </msub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x^z
#{}={}
#x^z

##

[x^z]^{"+"int""}
#{}={}
#{}L_z( 1-x )

##

[x^z]^{"+"sum""}
#{}={}
#{}{x^(z)}over{ z! }

##

[x^z]^{"*"int""}
#{}={}
#{}L_{-z}( log x )

##

[x^z]^{"*"sum""}
#{}={}
#{}D_z( x )
}</annotation>
  </semantics>
</math>
</file>

<file path=Object 70/content.xml><?xml version="1.0" encoding="utf-8"?>
<math xmlns="http://www.w3.org/1998/Math/MathML" display="block">
  <semantics>
    <mrow>
      <mtext/>
      <mrow>
        <mo stretchy="false">∑</mo>
        <mtext/>
      </mrow>
    </mrow>
    <annotation encoding="StarMath 5.0">""sum""</annotation>
  </semantics>
</math>
</file>

<file path=Object 71/content.xml><?xml version="1.0" encoding="utf-8"?>
<math xmlns="http://www.w3.org/1998/Math/MathML" display="block">
  <semantics>
    <mrow>
      <mrow/>
      <mrow>
        <munderover>
          <mo stretchy="false">∫</mo>
          <mn>1</mn>
          <mi>x</mi>
        </munderover>
        <mrow>
          <munderover>
            <mo stretchy="false">∫</mo>
            <mn>1</mn>
            <mrow>
              <mi>x</mi>
              <mo stretchy="false">−</mo>
              <mrow>
                <mo fence="true" stretchy="false">(</mo>
                <mrow>
                  <mrow>
                    <mi>t</mi>
                    <mo stretchy="false">−</mo>
                    <mn>1</mn>
                  </mrow>
                </mrow>
                <mo fence="true" stretchy="false">)</mo>
              </mrow>
            </mrow>
          </munderover>
          <mrow>
            <munderover>
              <mo stretchy="false">∫</mo>
              <mn>1</mn>
              <mrow>
                <mi>x</mi>
                <mo stretchy="false">−</mo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</mrow>
            </munderover>
            <mi mathvariant="italic">dv</mi>
          </mrow>
        </mrow>
      </mrow>
      <mi mathvariant="italic">du</mi>
      <mi mathvariant="italic">dt</mi>
    </mrow>
    <annotation encoding="StarMath 5.0">{}int from 1 to x int from 1 to {x - (t-1)} int from 1 to {x - (t-1)  - (u-1)} dv du dt</annotation>
  </semantics>
</math>
</file>

<file path=Object 72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i>x</mi>
              <mo stretchy="false">−</mo>
              <mrow>
                <mo fence="true" stretchy="false">(</mo>
                <mrow>
                  <mrow>
                    <mi>t</mi>
                    <mo stretchy="false">−</mo>
                    <mn>1</mn>
                  </mrow>
                </mrow>
                <mo fence="true" stretchy="false">)</mo>
              </mrow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i>x</mi>
                <mo stretchy="false">−</mo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</mrow>
            </munderover>
            <mn>1</mn>
          </mrow>
        </mrow>
      </mrow>
    </mrow>
    <annotation encoding="StarMath 5.0">{}sum from t=2 to x sum from u=2 to {x - (t-1) } sum from v=2 to {x - (t-1) - (u-1)} 1</annotation>
  </semantics>
</math>
</file>

<file path=Object 73/content.xml><?xml version="1.0" encoding="utf-8"?>
<math xmlns="http://www.w3.org/1998/Math/MathML" display="block">
  <semantics>
    <mrow>
      <mrow/>
      <mrow>
        <munderover>
          <mo stretchy="false">∫</mo>
          <mn>1</mn>
          <mi>x</mi>
        </munderover>
        <mrow>
          <munderover>
            <mo stretchy="false">∫</mo>
            <mn>1</mn>
            <mfrac>
              <mi>x</mi>
              <mi>t</mi>
            </mfrac>
          </munderover>
          <mrow>
            <munderover>
              <mo stretchy="false">∫</mo>
              <mn>1</mn>
              <mfrac>
                <mi>x</mi>
                <mrow>
                  <mi>t</mi>
                  <mi>u</mi>
                </mrow>
              </mfrac>
            </munderover>
            <mi mathvariant="italic">dv</mi>
          </mrow>
        </mrow>
      </mrow>
      <mi mathvariant="italic">du</mi>
      <mi mathvariant="italic">dt</mi>
    </mrow>
    <annotation encoding="StarMath 5.0">{}int from 1 to x int from 1 to {x over t} int from 1 to {x over {t u}} dv du dt</annotation>
  </semantics>
</math>
</file>

<file path=Object 74/content.xml><?xml version="1.0" encoding="utf-8"?>
<math xmlns="http://www.w3.org/1998/Math/MathML" display="block">
  <semantics>
    <mrow>
      <mrow/>
      <mrow>
        <munderover>
          <mo stretchy="false">∑</mo>
          <mrow>
            <mi>t</mi>
            <mo stretchy="false">=</mo>
            <mn>2</mn>
          </mrow>
          <mi>x</mi>
        </munderover>
        <mrow>
          <munderover>
            <mo stretchy="false">∑</mo>
            <mrow>
              <mi>u</mi>
              <mo stretchy="false">=</mo>
              <mn>2</mn>
            </mrow>
            <mrow>
              <mo fence="true" stretchy="false">⌊</mo>
              <mrow>
                <mfrac>
                  <mi>x</mi>
                  <mi>t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v</mi>
                <mo stretchy="false">=</mo>
                <mn>2</mn>
              </mrow>
              <mrow>
                <mo fence="true" stretchy="false">⌊</mo>
                <mrow>
                  <mfrac>
                    <mi>x</mi>
                    <mrow>
                      <mi>t</mi>
                      <mo stretchy="false">⋅</mo>
                      <mi>u</mi>
                    </mrow>
                  </mfrac>
                </mrow>
                <mo fence="true" stretchy="false">⌋</mo>
              </mrow>
            </munderover>
            <mn>1</mn>
          </mrow>
        </mrow>
      </mrow>
    </mrow>
    <annotation encoding="StarMath 5.0">{}sum from t=2 to x sum from u=2 to lfloor x over t rfloor sum from v=2 to lfloor x over {t cdot u} rfloor 1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  <mo stretchy="false">=</mo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k</mi>
      </msup>
    </mrow>
    <annotation encoding="StarMath 5.0">(x-1)^k
=
(x-1)^k
</annotation>
  </semantics>
</math>
</file>

<file path=Object 76/content.xml><?xml version="1.0" encoding="utf-8"?>
<math xmlns="http://www.w3.org/1998/Math/MathML" display="block">
  <semantics>
    <mrow>
      <mo fence="true" stretchy="false">[</mo>
      <mrow>
        <msup>
          <mrow>
            <mo fence="true" stretchy="false">(</mo>
            <mrow>
              <mrow>
                <mi>x</mi>
                <mstyle mathvariant="bold">
                  <mrow>
                    <mo stretchy="false">−</mo>
                    <mn>1</mn>
                  </mrow>
                </mstyle>
              </mrow>
            </mrow>
            <mo fence="true" stretchy="false">)</mo>
          </mrow>
          <mi>k</mi>
        </msup>
      </mrow>
      <mo fence="true" stretchy="false">]</mo>
    </mrow>
    <annotation encoding="StarMath 5.0">[(x bold{-1})^k]</annotation>
  </semantics>
</math>
</file>

<file path=Object 8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i>k</mi>
          </msup>
        </mtd>
        <mtd>
          <mrow>
            <mrow/>
            <mo stretchy="false">=</mo>
            <mrow/>
          </mrow>
        </mtd>
        <mtd>
          <mrow>
            <mrow/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k</mi>
                <mi>!</mi>
              </mrow>
            </mfrac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+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o fence="true" stretchy="false">(</mo>
            <mrow>
              <mtable>
                <mtr>
                  <mtd>
                    <mrow>
                      <mi>x</mi>
                      <mo stretchy="false">−</mo>
                      <mn>1</mn>
                    </mrow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∫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o stretchy="false">⋅</mo>
              <mfrac>
                <mrow>
                  <mi mathvariant="normal">γ</mi>
                  <mrow>
                    <mo fence="true" stretchy="false">(</mo>
                    <mrow>
                      <mrow>
                        <mi>k</mi>
                        <mrow>
                          <mi>,</mi>
                          <mo stretchy="false">−</mo>
                          <mi>log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frac>
            </mrow>
          </mrow>
        </mtd>
      </mtr>
      <mtr>
        <mtd>
          <msup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x</mi>
                        <mstyle mathvariant="bold">
                          <mrow>
                            <mo stretchy="false">−</mo>
                            <mn>1</mn>
                          </mrow>
                        </mstyle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text>*</mtext>
              <mrow>
                <mo stretchy="false">∑</mo>
                <mtext/>
              </mrow>
            </mrow>
          </msup>
        </mtd>
        <mtd>
          <mrow>
            <mrow/>
            <mo stretchy="false">=</mo>
            <mrow/>
          </mrow>
        </mtd>
        <mtd>
          <mrow>
            <mrow/>
            <msub>
              <mi>D</mi>
              <mi>k</mi>
            </msub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(x-1)^k
#{}={}
#{}(x-1)^k
##

[(x bold{-1})^k]^{"+"int""}
#{}={}
#{}{(x-1)^k}over{ k! }

##

[(x bold{-1})^k]^{"+"sum""}
#{}={}
#(binom{x-1}{k})

##

[(x bold{-1})^k]^{"*"int""}
#{}={}
#{}(-1)^k cdot {{ %gamma(k,-log x) }over{ %GAMMA(k) }}

##

[(x bold{-1})^k]^{"*"sum""}
#{}={}
#{}D_k'( x )
}</annotation>
  </semantics>
</math>
</file>

<file path=Object 9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td>
        <mtd>
          <mrow>
            <mrow/>
            <mo stretchy="false">=</mo>
            <mrow/>
          </mrow>
        </mtd>
        <mtd>
          <mrow>
            <mrow/>
            <mrow>
              <mi>k</mi>
              <mo stretchy="false">⋅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  <mrow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+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o fence="true" stretchy="false">(</mo>
            <mrow>
              <mtable>
                <mtr>
                  <mtd>
                    <mrow>
                      <mi>x</mi>
                      <mo stretchy="false">−</mo>
                      <mn>2</mn>
                    </mrow>
                  </mtd>
                </mtr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</mtable>
            </mrow>
            <mo fence="true" stretchy="false">)</mo>
          </mrow>
        </mtd>
      </mtr>
      <mtr>
        <mtd>
          <mrow>
            <mfrac>
              <mo stretchy="false">∂</mo>
              <mrow>
                <mo stretchy="false">∂</mo>
                <mi>x</mi>
              </mrow>
            </mfrac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∫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frac>
              <mrow>
                <msup>
                  <mi>log</mi>
                  <mrow>
                    <mi>k</mi>
                    <mo stretchy="false">−</mo>
                    <mn>1</mn>
                  </mrow>
                </msup>
                <mi>x</mi>
              </mrow>
              <mrow>
                <mrow>
                  <mo fence="true" stretchy="false">(</mo>
                  <mrow>
                    <mrow>
                      <mi>k</mi>
                      <mo stretchy="false">−</mo>
                      <mn>1</mn>
                    </mrow>
                  </mrow>
                  <mo fence="true" stretchy="false">)</mo>
                </mrow>
                <mi>!</mi>
              </mrow>
            </mfrac>
          </mrow>
        </mtd>
      </mtr>
      <mtr>
        <mtd>
          <mrow>
            <mo stretchy="false">∇</mo>
            <msup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>x</mi>
                          <mstyle mathvariant="bold">
                            <mrow>
                              <mo stretchy="false">−</mo>
                              <mn>1</mn>
                            </mrow>
                          </mstyle>
                        </mrow>
                      </mrow>
                      <mo fence="true" stretchy="false">)</mo>
                    </mrow>
                    <mi>k</mi>
                  </msup>
                </mrow>
                <mo fence="true" stretchy="false">]</mo>
              </mrow>
              <mrow>
                <mtext>*</mtext>
                <mrow>
                  <mo stretchy="false">∑</mo>
                  <mtext/>
                </mrow>
              </mrow>
            </msup>
          </mrow>
        </mtd>
        <mtd>
          <mrow>
            <mrow/>
            <mo stretchy="false">=</mo>
            <mrow/>
          </mrow>
        </mtd>
        <mtd>
          <mrow>
            <mrow/>
            <msub>
              <mi>d</mi>
              <mi>k</mi>
            </msub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{ 

{partial over {partial x}}(x-1)^k
#{}={}
#{}k cdot (x-1)^{k-1}
##

{partial over {partial x}}[(x bold{-1})^k]^{"+"int""}
#{}={}
#{}(x-1)^{k-1} over { (k-1)! }

##

NABLA [(x bold{-1})^k]^{"+"sum""}
#{}={}
#(binom{x-2}{k-1})

##

{partial over {partial x}}[(x bold{-1})^k]^{"*"int""}
#{}={}
#{} {{ log^{k-1} x }over{ (k-1)! }}

##

NABLA [(x bold{-1})^k]^{"*"sum""}
#{}={}
#{}d_k'( x )
}</annotation>
  </semantics>
</math>
</file>